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6.617cm" svg:height="12.659cm" svg:x="12.095cm" svg:y="2.881cm">
            <draw:object draw:notify-on-update-of-ranges="test.B1:test.B1 test.B2:test.B185 test.C1:test.C1 test.C2:test.C185 test.D1:test.D1 test.D2:test.D1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table:number-columns-repeated="3"/>
        </table:table-row>
        <table:table-row table:style-name="ro1">
          <table:table-cell office:value-type="float" office:value="21.4703770879982" calcext:value-type="float">
            <text:p>21.4703770879982</text:p>
          </table:table-cell>
          <table:table-cell office:value-type="float" office:value="-68" calcext:value-type="float">
            <text:p>-68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20.6223184736088" calcext:value-type="float">
            <text:p>20.6223184736088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20.5435959869912" calcext:value-type="float">
            <text:p>20.5435959869912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20.5129647240206" calcext:value-type="float">
            <text:p>20.512964724020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2.5" calcext:value-type="float">
            <text:p>-52.5</text:p>
          </table:table-cell>
          <table:table-cell table:number-columns-repeated="3"/>
        </table:table-row>
        <table:table-row table:style-name="ro1">
          <table:table-cell office:value-type="float" office:value="20.4532138030906" calcext:value-type="float">
            <text:p>20.4532138030906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60.25" calcext:value-type="float">
            <text:p>-60.25</text:p>
          </table:table-cell>
          <table:table-cell table:number-columns-repeated="3"/>
        </table:table-row>
        <table:table-row table:style-name="ro1">
          <table:table-cell office:value-type="float" office:value="20.3983771786528" calcext:value-type="float">
            <text:p>20.3983771786528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56.625" calcext:value-type="float">
            <text:p>-56.625</text:p>
          </table:table-cell>
          <table:table-cell table:number-columns-repeated="3"/>
        </table:table-row>
        <table:table-row table:style-name="ro1">
          <table:table-cell office:value-type="float" office:value="20.3706921166362" calcext:value-type="float">
            <text:p>20.370692116636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6.8125" calcext:value-type="float">
            <text:p>-56.8125</text:p>
          </table:table-cell>
          <table:table-cell table:number-columns-repeated="3"/>
        </table:table-row>
        <table:table-row table:style-name="ro1">
          <table:table-cell office:value-type="float" office:value="20.3386843985422" calcext:value-type="float">
            <text:p>20.338684398542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.40625" calcext:value-type="float">
            <text:p>-62.40625</text:p>
          </table:table-cell>
          <table:table-cell table:number-columns-repeated="3"/>
        </table:table-row>
        <table:table-row table:style-name="ro1">
          <table:table-cell office:value-type="float" office:value="20.3095620382331" calcext:value-type="float">
            <text:p>20.309562038233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203125" calcext:value-type="float">
            <text:p>-65.203125</text:p>
          </table:table-cell>
          <table:table-cell table:number-columns-repeated="3"/>
        </table:table-row>
        <table:table-row table:style-name="ro1">
          <table:table-cell office:value-type="float" office:value="20.2842279622729" calcext:value-type="float">
            <text:p>20.2842279622729</text:p>
          </table:table-cell>
          <table:table-cell office:value-type="float" office:value="-42" calcext:value-type="float">
            <text:p>-42</text:p>
          </table:table-cell>
          <table:table-cell office:value-type="float" office:value="-65" calcext:value-type="float">
            <text:p>-65</text:p>
          </table:table-cell>
          <table:table-cell office:value-type="float" office:value="-66.6015625" calcext:value-type="float">
            <text:p>-66.6015625</text:p>
          </table:table-cell>
          <table:table-cell table:number-columns-repeated="3"/>
        </table:table-row>
        <table:table-row table:style-name="ro1">
          <table:table-cell office:value-type="float" office:value="20.2572191528355" calcext:value-type="float">
            <text:p>20.2572191528355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5.80078125" calcext:value-type="float">
            <text:p>-65.80078125</text:p>
          </table:table-cell>
          <table:table-cell table:number-columns-repeated="3"/>
        </table:table-row>
        <table:table-row table:style-name="ro1">
          <table:table-cell office:value-type="float" office:value="20.2211450438542" calcext:value-type="float">
            <text:p>20.2211450438542</text:p>
          </table:table-cell>
          <table:table-cell office:value-type="float" office:value="-54" calcext:value-type="float">
            <text:p>-54</text:p>
          </table:table-cell>
          <table:table-cell office:value-type="float" office:value="-68" calcext:value-type="float">
            <text:p>-68</text:p>
          </table:table-cell>
          <table:table-cell office:value-type="float" office:value="-60.400390625" calcext:value-type="float">
            <text:p>-60.400390625</text:p>
          </table:table-cell>
          <table:table-cell table:number-columns-repeated="3"/>
        </table:table-row>
        <table:table-row table:style-name="ro1">
          <table:table-cell office:value-type="float" office:value="20.1889455920485" calcext:value-type="float">
            <text:p>20.1889455920485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4.2001953125" calcext:value-type="float">
            <text:p>-64.2001953125</text:p>
          </table:table-cell>
          <table:table-cell table:number-columns-repeated="3"/>
        </table:table-row>
        <table:table-row table:style-name="ro1">
          <table:table-cell office:value-type="float" office:value="20.1546318905124" calcext:value-type="float">
            <text:p>20.154631890512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60009765625" calcext:value-type="float">
            <text:p>-59.60009765625</text:p>
          </table:table-cell>
          <table:table-cell table:number-columns-repeated="3"/>
        </table:table-row>
        <table:table-row table:style-name="ro1">
          <table:table-cell office:value-type="float" office:value="20.1318970485426" calcext:value-type="float">
            <text:p>20.1318970485426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63.800048828125" calcext:value-type="float">
            <text:p>-63.800048828125</text:p>
          </table:table-cell>
          <table:table-cell table:number-columns-repeated="3"/>
        </table:table-row>
        <table:table-row table:style-name="ro1">
          <table:table-cell office:value-type="float" office:value="20.1129451874491" calcext:value-type="float">
            <text:p>20.112945187449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57.9000244140625" calcext:value-type="float">
            <text:p>-57.9000244140625</text:p>
          </table:table-cell>
          <table:table-cell table:number-columns-repeated="3"/>
        </table:table-row>
        <table:table-row table:style-name="ro1">
          <table:table-cell office:value-type="float" office:value="20.107337381693" calcext:value-type="float">
            <text:p>20.107337381693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2.4500122070313" calcext:value-type="float">
            <text:p>-62.4500122070313</text:p>
          </table:table-cell>
          <table:table-cell table:number-columns-repeated="3"/>
        </table:table-row>
        <table:table-row table:style-name="ro1">
          <table:table-cell office:value-type="float" office:value="20.1096628019186" calcext:value-type="float">
            <text:p>20.1096628019186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4.7250061035156" calcext:value-type="float">
            <text:p>-64.7250061035156</text:p>
          </table:table-cell>
          <table:table-cell table:number-columns-repeated="3"/>
        </table:table-row>
        <table:table-row table:style-name="ro1">
          <table:table-cell office:value-type="float" office:value="20.1061501598639" calcext:value-type="float">
            <text:p>20.10615015986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8625030517578" calcext:value-type="float">
            <text:p>-59.8625030517578</text:p>
          </table:table-cell>
          <table:table-cell table:number-columns-repeated="3"/>
        </table:table-row>
        <table:table-row table:style-name="ro1">
          <table:table-cell office:value-type="float" office:value="20.103434598453" calcext:value-type="float">
            <text:p>20.103434598453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63.9312515258789" calcext:value-type="float">
            <text:p>-63.9312515258789</text:p>
          </table:table-cell>
          <table:table-cell table:number-columns-repeated="3"/>
        </table:table-row>
        <table:table-row table:style-name="ro1">
          <table:table-cell office:value-type="float" office:value="20.1131961121045" calcext:value-type="float">
            <text:p>20.1131961121045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5.4656257629395" calcext:value-type="float">
            <text:p>-65.4656257629395</text:p>
          </table:table-cell>
          <table:table-cell table:number-columns-repeated="3"/>
        </table:table-row>
        <table:table-row table:style-name="ro1">
          <table:table-cell office:value-type="float" office:value="20.1078043284756" calcext:value-type="float">
            <text:p>20.10780432847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2328128814697" calcext:value-type="float">
            <text:p>-60.2328128814697</text:p>
          </table:table-cell>
          <table:table-cell table:number-columns-repeated="3"/>
        </table:table-row>
        <table:table-row table:style-name="ro1">
          <table:table-cell office:value-type="float" office:value="20.1013027209763" calcext:value-type="float">
            <text:p>20.101302720976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.1164064407349" calcext:value-type="float">
            <text:p>-64.1164064407349</text:p>
          </table:table-cell>
          <table:table-cell table:number-columns-repeated="3"/>
        </table:table-row>
        <table:table-row table:style-name="ro1">
          <table:table-cell office:value-type="float" office:value="20.0980121264262" calcext:value-type="float">
            <text:p>20.098012126426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.0582032203674" calcext:value-type="float">
            <text:p>-66.0582032203674</text:p>
          </table:table-cell>
          <table:table-cell table:number-columns-repeated="3"/>
        </table:table-row>
        <table:table-row table:style-name="ro1">
          <table:table-cell office:value-type="float" office:value="20.0811967203558" calcext:value-type="float">
            <text:p>20.0811967203558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67.0291016101837" calcext:value-type="float">
            <text:p>-67.0291016101837</text:p>
          </table:table-cell>
          <table:table-cell table:number-columns-repeated="3"/>
        </table:table-row>
        <table:table-row table:style-name="ro1">
          <table:table-cell office:value-type="float" office:value="20.0905171130317" calcext:value-type="float">
            <text:p>20.0905171130317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59.5145508050919" calcext:value-type="float">
            <text:p>-59.5145508050919</text:p>
          </table:table-cell>
          <table:table-cell table:number-columns-repeated="3"/>
        </table:table-row>
        <table:table-row table:style-name="ro1">
          <table:table-cell office:value-type="float" office:value="20.0934760495926" calcext:value-type="float">
            <text:p>20.093476049592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7.2572754025459" calcext:value-type="float">
            <text:p>-57.2572754025459</text:p>
          </table:table-cell>
          <table:table-cell table:number-columns-repeated="3"/>
        </table:table-row>
        <table:table-row table:style-name="ro1">
          <table:table-cell office:value-type="float" office:value="20.0980065651654" calcext:value-type="float">
            <text:p>20.0980065651654</text:p>
          </table:table-cell>
          <table:table-cell office:value-type="float" office:value="-68" calcext:value-type="float">
            <text:p>-68</text:p>
          </table:table-cell>
          <table:table-cell office:value-type="float" office:value="-53" calcext:value-type="float">
            <text:p>-53</text:p>
          </table:table-cell>
          <table:table-cell office:value-type="float" office:value="-62.628637701273" calcext:value-type="float">
            <text:p>-62.628637701273</text:p>
          </table:table-cell>
          <table:table-cell table:number-columns-repeated="3"/>
        </table:table-row>
        <table:table-row table:style-name="ro1">
          <table:table-cell office:value-type="float" office:value="20.1082178501761" calcext:value-type="float">
            <text:p>20.108217850176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7.8143188506365" calcext:value-type="float">
            <text:p>-57.8143188506365</text:p>
          </table:table-cell>
          <table:table-cell table:number-columns-repeated="3"/>
        </table:table-row>
        <table:table-row table:style-name="ro1">
          <table:table-cell office:value-type="float" office:value="20.1144466233238" calcext:value-type="float">
            <text:p>20.1144466233238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62.9071594253182" calcext:value-type="float">
            <text:p>-62.9071594253182</text:p>
          </table:table-cell>
          <table:table-cell table:number-columns-repeated="3"/>
        </table:table-row>
        <table:table-row table:style-name="ro1">
          <table:table-cell office:value-type="float" office:value="20.1199057336421" calcext:value-type="float">
            <text:p>20.119905733642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4535797126591" calcext:value-type="float">
            <text:p>-59.4535797126591</text:p>
          </table:table-cell>
          <table:table-cell table:number-columns-repeated="3"/>
        </table:table-row>
        <table:table-row table:style-name="ro1">
          <table:table-cell office:value-type="float" office:value="20.122860702653" calcext:value-type="float">
            <text:p>20.122860702653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3.7267898563296" calcext:value-type="float">
            <text:p>-63.7267898563296</text:p>
          </table:table-cell>
          <table:table-cell table:number-columns-repeated="3"/>
        </table:table-row>
        <table:table-row table:style-name="ro1">
          <table:table-cell office:value-type="float" office:value="20.1261927854426" calcext:value-type="float">
            <text:p>20.1261927854426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65.8633949281648" calcext:value-type="float">
            <text:p>-65.8633949281648</text:p>
          </table:table-cell>
          <table:table-cell table:number-columns-repeated="3"/>
        </table:table-row>
        <table:table-row table:style-name="ro1">
          <table:table-cell office:value-type="float" office:value="20.1263620397607" calcext:value-type="float">
            <text:p>20.126362039760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9316974640824" calcext:value-type="float">
            <text:p>-59.9316974640824</text:p>
          </table:table-cell>
          <table:table-cell table:number-columns-repeated="3"/>
        </table:table-row>
        <table:table-row table:style-name="ro1">
          <table:table-cell office:value-type="float" office:value="20.1256743970788" calcext:value-type="float">
            <text:p>20.125674397078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.9658487320412" calcext:value-type="float">
            <text:p>-63.9658487320412</text:p>
          </table:table-cell>
          <table:table-cell table:number-columns-repeated="3"/>
        </table:table-row>
        <table:table-row table:style-name="ro1">
          <table:table-cell office:value-type="float" office:value="20.1172351326753" calcext:value-type="float">
            <text:p>20.1172351326753</text:p>
          </table:table-cell>
          <table:table-cell table:number-columns-repeated="2" office:value-type="float" office:value="-39" calcext:value-type="float">
            <text:p>-39</text:p>
          </table:table-cell>
          <table:table-cell office:value-type="float" office:value="-65.9829243660206" calcext:value-type="float">
            <text:p>-65.9829243660206</text:p>
          </table:table-cell>
          <table:table-cell table:number-columns-repeated="3"/>
        </table:table-row>
        <table:table-row table:style-name="ro1">
          <table:table-cell office:value-type="float" office:value="20.1152279844686" calcext:value-type="float">
            <text:p>20.115227984468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2.4914621830103" calcext:value-type="float">
            <text:p>-52.4914621830103</text:p>
          </table:table-cell>
          <table:table-cell table:number-columns-repeated="3"/>
        </table:table-row>
        <table:table-row table:style-name="ro1">
          <table:table-cell office:value-type="float" office:value="20.126531341422" calcext:value-type="float">
            <text:p>20.126531341422</text:p>
          </table:table-cell>
          <table:table-cell office:value-type="float" office:value="-68" calcext:value-type="float">
            <text:p>-68</text:p>
          </table:table-cell>
          <table:table-cell office:value-type="float" office:value="-56" calcext:value-type="float">
            <text:p>-56</text:p>
          </table:table-cell>
          <table:table-cell office:value-type="float" office:value="-60.2457310915051" calcext:value-type="float">
            <text:p>-60.2457310915051</text:p>
          </table:table-cell>
          <table:table-cell table:number-columns-repeated="3"/>
        </table:table-row>
        <table:table-row table:style-name="ro1">
          <table:table-cell office:value-type="float" office:value="20.1323689257698" calcext:value-type="float">
            <text:p>20.132368925769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8.1228655457526" calcext:value-type="float">
            <text:p>-58.1228655457526</text:p>
          </table:table-cell>
          <table:table-cell table:number-columns-repeated="3"/>
        </table:table-row>
        <table:table-row table:style-name="ro1">
          <table:table-cell office:value-type="float" office:value="20.1382542104603" calcext:value-type="float">
            <text:p>20.1382542104603</text:p>
          </table:table-cell>
          <table:table-cell office:value-type="float" office:value="-9" calcext:value-type="float">
            <text:p>-9</text:p>
          </table:table-cell>
          <table:table-cell office:value-type="float" office:value="-68" calcext:value-type="float">
            <text:p>-68</text:p>
          </table:table-cell>
          <table:table-cell office:value-type="float" office:value="-63.0614327728763" calcext:value-type="float">
            <text:p>-63.0614327728763</text:p>
          </table:table-cell>
          <table:table-cell table:number-columns-repeated="3"/>
        </table:table-row>
        <table:table-row table:style-name="ro1">
          <table:table-cell office:value-type="float" office:value="20.1343846683612" calcext:value-type="float">
            <text:p>20.1343846683612</text:p>
          </table:table-cell>
          <table:table-cell office:value-type="float" office:value="-8" calcext:value-type="float">
            <text:p>-8</text:p>
          </table:table-cell>
          <table:table-cell office:value-type="float" office:value="-55" calcext:value-type="float">
            <text:p>-55</text:p>
          </table:table-cell>
          <table:table-cell office:value-type="float" office:value="-65.5307163864381" calcext:value-type="float">
            <text:p>-65.5307163864381</text:p>
          </table:table-cell>
          <table:table-cell table:number-columns-repeated="3"/>
        </table:table-row>
        <table:table-row table:style-name="ro1">
          <table:table-cell office:value-type="float" office:value="20.1328265251304" calcext:value-type="float">
            <text:p>20.132826525130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0.2653581932191" calcext:value-type="float">
            <text:p>-60.2653581932191</text:p>
          </table:table-cell>
          <table:table-cell table:number-columns-repeated="3"/>
        </table:table-row>
        <table:table-row table:style-name="ro1">
          <table:table-cell office:value-type="float" office:value="20.1371984524267" calcext:value-type="float">
            <text:p>20.1371984524267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63.6326790966095" calcext:value-type="float">
            <text:p>-63.6326790966095</text:p>
          </table:table-cell>
          <table:table-cell table:number-columns-repeated="3"/>
        </table:table-row>
        <table:table-row table:style-name="ro1">
          <table:table-cell office:value-type="float" office:value="20.1311912481705" calcext:value-type="float">
            <text:p>20.131191248170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8.3163395483048" calcext:value-type="float">
            <text:p>-58.3163395483048</text:p>
          </table:table-cell>
          <table:table-cell table:number-columns-repeated="3"/>
        </table:table-row>
        <table:table-row table:style-name="ro1">
          <table:table-cell office:value-type="float" office:value="20.136537775334" calcext:value-type="float">
            <text:p>20.136537775334</text:p>
          </table:table-cell>
          <table:table-cell office:value-type="float" office:value="-55" calcext:value-type="float">
            <text:p>-55</text:p>
          </table:table-cell>
          <table:table-cell office:value-type="float" office:value="-68" calcext:value-type="float">
            <text:p>-68</text:p>
          </table:table-cell>
          <table:table-cell office:value-type="float" office:value="-63.1581697741524" calcext:value-type="float">
            <text:p>-63.1581697741524</text:p>
          </table:table-cell>
          <table:table-cell table:number-columns-repeated="3"/>
        </table:table-row>
        <table:table-row table:style-name="ro1">
          <table:table-cell office:value-type="float" office:value="20.1414509938343" calcext:value-type="float">
            <text:p>20.1414509938343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65.5790848870762" calcext:value-type="float">
            <text:p>-65.5790848870762</text:p>
          </table:table-cell>
          <table:table-cell table:number-columns-repeated="3"/>
        </table:table-row>
        <table:table-row table:style-name="ro1">
          <table:table-cell office:value-type="float" office:value="20.151927230239" calcext:value-type="float">
            <text:p>20.1519272302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7895424435381" calcext:value-type="float">
            <text:p>-59.7895424435381</text:p>
          </table:table-cell>
          <table:table-cell table:number-columns-repeated="3"/>
        </table:table-row>
        <table:table-row table:style-name="ro1">
          <table:table-cell office:value-type="float" office:value="20.1593100019737" calcext:value-type="float">
            <text:p>20.1593100019737</text:p>
          </table:table-cell>
          <table:table-cell office:value-type="float" office:value="-40" calcext:value-type="float">
            <text:p>-40</text:p>
          </table:table-cell>
          <table:table-cell office:value-type="float" office:value="-67" calcext:value-type="float">
            <text:p>-67</text:p>
          </table:table-cell>
          <table:table-cell office:value-type="float" office:value="-63.894771221769" calcext:value-type="float">
            <text:p>-63.894771221769</text:p>
          </table:table-cell>
          <table:table-cell table:number-columns-repeated="3"/>
        </table:table-row>
        <table:table-row table:style-name="ro1">
          <table:table-cell office:value-type="float" office:value="20.1630862719384" calcext:value-type="float">
            <text:p>20.163086271938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4473856108845" calcext:value-type="float">
            <text:p>-65.4473856108845</text:p>
          </table:table-cell>
          <table:table-cell table:number-columns-repeated="3"/>
        </table:table-row>
        <table:table-row table:style-name="ro1">
          <table:table-cell office:value-type="float" office:value="20.1659585046809" calcext:value-type="float">
            <text:p>20.165958504680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.7236928054423" calcext:value-type="float">
            <text:p>-66.7236928054423</text:p>
          </table:table-cell>
          <table:table-cell table:number-columns-repeated="3"/>
        </table:table-row>
        <table:table-row table:style-name="ro1">
          <table:table-cell office:value-type="float" office:value="20.1722956512005" calcext:value-type="float">
            <text:p>20.1722956512005</text:p>
          </table:table-cell>
          <table:table-cell office:value-type="float" office:value="-67" calcext:value-type="float">
            <text:p>-67</text:p>
          </table:table-cell>
          <table:table-cell office:value-type="float" office:value="-53" calcext:value-type="float">
            <text:p>-53</text:p>
          </table:table-cell>
          <table:table-cell office:value-type="float" office:value="-67.3618464027211" calcext:value-type="float">
            <text:p>-67.3618464027211</text:p>
          </table:table-cell>
          <table:table-cell table:number-columns-repeated="3"/>
        </table:table-row>
        <table:table-row table:style-name="ro1">
          <table:table-cell office:value-type="float" office:value="20.1727296106092" calcext:value-type="float">
            <text:p>20.172729610609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0.1809232013606" calcext:value-type="float">
            <text:p>-60.1809232013606</text:p>
          </table:table-cell>
          <table:table-cell table:number-columns-repeated="3"/>
        </table:table-row>
        <table:table-row table:style-name="ro1">
          <table:table-cell office:value-type="float" office:value="20.178681515763" calcext:value-type="float">
            <text:p>20.1786815157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3.5904616006803" calcext:value-type="float">
            <text:p>-63.5904616006803</text:p>
          </table:table-cell>
          <table:table-cell table:number-columns-repeated="3"/>
        </table:table-row>
        <table:table-row table:style-name="ro1">
          <table:table-cell office:value-type="float" office:value="20.1802878821288" calcext:value-type="float">
            <text:p>20.180287882128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.7952308003401" calcext:value-type="float">
            <text:p>-62.7952308003401</text:p>
          </table:table-cell>
          <table:table-cell table:number-columns-repeated="3"/>
        </table:table-row>
        <table:table-row table:style-name="ro1">
          <table:table-cell office:value-type="float" office:value="20.1854056997792" calcext:value-type="float">
            <text:p>20.1854056997792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65.3976154001701" calcext:value-type="float">
            <text:p>-65.3976154001701</text:p>
          </table:table-cell>
          <table:table-cell table:number-columns-repeated="3"/>
        </table:table-row>
        <table:table-row table:style-name="ro1">
          <table:table-cell office:value-type="float" office:value="20.188332368666" calcext:value-type="float">
            <text:p>20.188332368666</text:p>
          </table:table-cell>
          <table:table-cell office:value-type="float" office:value="-69" calcext:value-type="float">
            <text:p>-69</text:p>
          </table:table-cell>
          <table:table-cell office:value-type="float" office:value="-9" calcext:value-type="float">
            <text:p>-9</text:p>
          </table:table-cell>
          <table:table-cell office:value-type="float" office:value="-66.698807700085" calcext:value-type="float">
            <text:p>-66.698807700085</text:p>
          </table:table-cell>
          <table:table-cell table:number-columns-repeated="3"/>
        </table:table-row>
        <table:table-row table:style-name="ro1">
          <table:table-cell office:value-type="float" office:value="20.1907661630109" calcext:value-type="float">
            <text:p>20.1907661630109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37.8494038500425" calcext:value-type="float">
            <text:p>-37.8494038500425</text:p>
          </table:table-cell>
          <table:table-cell table:number-columns-repeated="3"/>
        </table:table-row>
        <table:table-row table:style-name="ro1">
          <table:table-cell office:value-type="float" office:value="20.180723859906" calcext:value-type="float">
            <text:p>20.180723859906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52.9247019250213" calcext:value-type="float">
            <text:p>-52.9247019250213</text:p>
          </table:table-cell>
          <table:table-cell table:number-columns-repeated="3"/>
        </table:table-row>
        <table:table-row table:style-name="ro1">
          <table:table-cell office:value-type="float" office:value="20.1808025998644" calcext:value-type="float">
            <text:p>20.180802599864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6.4623509625106" calcext:value-type="float">
            <text:p>-56.4623509625106</text:p>
          </table:table-cell>
          <table:table-cell table:number-columns-repeated="3"/>
        </table:table-row>
        <table:table-row table:style-name="ro1">
          <table:table-cell office:value-type="float" office:value="20.1767950940666" calcext:value-type="float">
            <text:p>20.176795094066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62.2311754812553" calcext:value-type="float">
            <text:p>-62.2311754812553</text:p>
          </table:table-cell>
          <table:table-cell table:number-columns-repeated="3"/>
        </table:table-row>
        <table:table-row table:style-name="ro1">
          <table:table-cell office:value-type="float" office:value="20.1784339851906" calcext:value-type="float">
            <text:p>20.1784339851906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35.6155877406277" calcext:value-type="float">
            <text:p>-35.6155877406277</text:p>
          </table:table-cell>
          <table:table-cell table:number-columns-repeated="3"/>
        </table:table-row>
        <table:table-row table:style-name="ro1">
          <table:table-cell office:value-type="float" office:value="20.1776736995726" calcext:value-type="float">
            <text:p>20.1776736995726</text:p>
          </table:table-cell>
          <table:table-cell office:value-type="float" office:value="-18" calcext:value-type="float">
            <text:p>-18</text:p>
          </table:table-cell>
          <table:table-cell office:value-type="float" office:value="-68" calcext:value-type="float">
            <text:p>-68</text:p>
          </table:table-cell>
          <table:table-cell office:value-type="float" office:value="-44.8077938703138" calcext:value-type="float">
            <text:p>-44.8077938703138</text:p>
          </table:table-cell>
          <table:table-cell table:number-columns-repeated="3"/>
        </table:table-row>
        <table:table-row table:style-name="ro1">
          <table:table-cell office:value-type="float" office:value="20.1817729282165" calcext:value-type="float">
            <text:p>20.181772928216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6.4038969351569" calcext:value-type="float">
            <text:p>-56.4038969351569</text:p>
          </table:table-cell>
          <table:table-cell table:number-columns-repeated="3"/>
        </table:table-row>
        <table:table-row table:style-name="ro1">
          <table:table-cell office:value-type="float" office:value="20.1852153172128" calcext:value-type="float">
            <text:p>20.185215317212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.2019484675785" calcext:value-type="float">
            <text:p>-62.2019484675785</text:p>
          </table:table-cell>
          <table:table-cell table:number-columns-repeated="3"/>
        </table:table-row>
        <table:table-row table:style-name="ro1">
          <table:table-cell office:value-type="float" office:value="20.1902515150877" calcext:value-type="float">
            <text:p>20.1902515150877</text:p>
          </table:table-cell>
          <table:table-cell office:value-type="float" office:value="-55" calcext:value-type="float">
            <text:p>-55</text:p>
          </table:table-cell>
          <table:table-cell office:value-type="float" office:value="-68" calcext:value-type="float">
            <text:p>-68</text:p>
          </table:table-cell>
          <table:table-cell office:value-type="float" office:value="-65.1009742337892" calcext:value-type="float">
            <text:p>-65.1009742337892</text:p>
          </table:table-cell>
          <table:table-cell table:number-columns-repeated="3"/>
        </table:table-row>
        <table:table-row table:style-name="ro1">
          <table:table-cell office:value-type="float" office:value="20.1958672312473" calcext:value-type="float">
            <text:p>20.1958672312473</text:p>
          </table:table-cell>
          <table:table-cell office:value-type="float" office:value="-9" calcext:value-type="float">
            <text:p>-9</text:p>
          </table:table-cell>
          <table:table-cell office:value-type="float" office:value="-53" calcext:value-type="float">
            <text:p>-53</text:p>
          </table:table-cell>
          <table:table-cell office:value-type="float" office:value="-66.5504871168946" calcext:value-type="float">
            <text:p>-66.5504871168946</text:p>
          </table:table-cell>
          <table:table-cell table:number-columns-repeated="3"/>
        </table:table-row>
        <table:table-row table:style-name="ro1">
          <table:table-cell office:value-type="float" office:value="20.2015967577646" calcext:value-type="float">
            <text:p>20.20159675776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7752435584473" calcext:value-type="float">
            <text:p>-59.7752435584473</text:p>
          </table:table-cell>
          <table:table-cell table:number-columns-repeated="3"/>
        </table:table-row>
        <table:table-row table:style-name="ro1">
          <table:table-cell office:value-type="float" office:value="20.2074486143208" calcext:value-type="float">
            <text:p>20.2074486143208</text:p>
          </table:table-cell>
          <table:table-cell office:value-type="float" office:value="-9" calcext:value-type="float">
            <text:p>-9</text:p>
          </table:table-cell>
          <table:table-cell office:value-type="float" office:value="-59" calcext:value-type="float">
            <text:p>-59</text:p>
          </table:table-cell>
          <table:table-cell office:value-type="float" office:value="-63.8876217792237" calcext:value-type="float">
            <text:p>-63.8876217792237</text:p>
          </table:table-cell>
          <table:table-cell table:number-columns-repeated="3"/>
        </table:table-row>
        <table:table-row table:style-name="ro1">
          <table:table-cell office:value-type="float" office:value="20.2151018188198" calcext:value-type="float">
            <text:p>20.215101818819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1.4438108896118" calcext:value-type="float">
            <text:p>-61.4438108896118</text:p>
          </table:table-cell>
          <table:table-cell table:number-columns-repeated="3"/>
        </table:table-row>
        <table:table-row table:style-name="ro1">
          <table:table-cell office:value-type="float" office:value="20.2196471126312" calcext:value-type="float">
            <text:p>20.219647112631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.7219054448059" calcext:value-type="float">
            <text:p>-64.7219054448059</text:p>
          </table:table-cell>
          <table:table-cell table:number-columns-repeated="3"/>
        </table:table-row>
        <table:table-row table:style-name="ro1">
          <table:table-cell office:value-type="float" office:value="20.2204816024401" calcext:value-type="float">
            <text:p>20.2204816024401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66.360952722403" calcext:value-type="float">
            <text:p>-66.360952722403</text:p>
          </table:table-cell>
          <table:table-cell table:number-columns-repeated="3"/>
        </table:table-row>
        <table:table-row table:style-name="ro1">
          <table:table-cell office:value-type="float" office:value="20.2235147549287" calcext:value-type="float">
            <text:p>20.223514754928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1804763612015" calcext:value-type="float">
            <text:p>-60.1804763612015</text:p>
          </table:table-cell>
          <table:table-cell table:number-columns-repeated="3"/>
        </table:table-row>
        <table:table-row table:style-name="ro1">
          <table:table-cell office:value-type="float" office:value="20.2278120709374" calcext:value-type="float">
            <text:p>20.2278120709374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64.0902381806007" calcext:value-type="float">
            <text:p>-64.0902381806007</text:p>
          </table:table-cell>
          <table:table-cell table:number-columns-repeated="3"/>
        </table:table-row>
        <table:table-row table:style-name="ro1">
          <table:table-cell office:value-type="float" office:value="20.2438329092386" calcext:value-type="float">
            <text:p>20.243832909238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5451190903004" calcext:value-type="float">
            <text:p>-59.5451190903004</text:p>
          </table:table-cell>
          <table:table-cell table:number-columns-repeated="3"/>
        </table:table-row>
        <table:table-row table:style-name="ro1">
          <table:table-cell office:value-type="float" office:value="20.2625501771659" calcext:value-type="float">
            <text:p>20.262550177165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.7725595451502" calcext:value-type="float">
            <text:p>-63.7725595451502</text:p>
          </table:table-cell>
          <table:table-cell table:number-columns-repeated="3"/>
        </table:table-row>
        <table:table-row table:style-name="ro1">
          <table:table-cell office:value-type="float" office:value="20.2750366718813" calcext:value-type="float">
            <text:p>20.275036671881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8862797725751" calcext:value-type="float">
            <text:p>-65.8862797725751</text:p>
          </table:table-cell>
          <table:table-cell table:number-columns-repeated="3"/>
        </table:table-row>
        <table:table-row table:style-name="ro1">
          <table:table-cell office:value-type="float" office:value="20.2886104620337" calcext:value-type="float">
            <text:p>20.2886104620337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66.9431398862876" calcext:value-type="float">
            <text:p>-66.9431398862876</text:p>
          </table:table-cell>
          <table:table-cell table:number-columns-repeated="3"/>
        </table:table-row>
        <table:table-row table:style-name="ro1">
          <table:table-cell office:value-type="float" office:value="20.3016478691474" calcext:value-type="float">
            <text:p>20.301647869147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4715699431438" calcext:value-type="float">
            <text:p>-60.4715699431438</text:p>
          </table:table-cell>
          <table:table-cell table:number-columns-repeated="3"/>
        </table:table-row>
        <table:table-row table:style-name="ro1">
          <table:table-cell office:value-type="float" office:value="20.304234131897" calcext:value-type="float">
            <text:p>20.30423413189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.2357849715719" calcext:value-type="float">
            <text:p>-64.2357849715719</text:p>
          </table:table-cell>
          <table:table-cell table:number-columns-repeated="3"/>
        </table:table-row>
        <table:table-row table:style-name="ro1">
          <table:table-cell office:value-type="float" office:value="20.3103582035839" calcext:value-type="float">
            <text:p>20.31035820358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.1178924857859" calcext:value-type="float">
            <text:p>-66.1178924857859</text:p>
          </table:table-cell>
          <table:table-cell table:number-columns-repeated="3"/>
        </table:table-row>
        <table:table-row table:style-name="ro1">
          <table:table-cell office:value-type="float" office:value="20.294191211757" calcext:value-type="float">
            <text:p>20.294191211757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67.058946242893" calcext:value-type="float">
            <text:p>-67.058946242893</text:p>
          </table:table-cell>
          <table:table-cell table:number-columns-repeated="3"/>
        </table:table-row>
        <table:table-row table:style-name="ro1">
          <table:table-cell office:value-type="float" office:value="20.2917833858974" calcext:value-type="float">
            <text:p>20.2917833858974</text:p>
          </table:table-cell>
          <table:table-cell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60.5294731214465" calcext:value-type="float">
            <text:p>-60.5294731214465</text:p>
          </table:table-cell>
          <table:table-cell table:number-columns-repeated="3"/>
        </table:table-row>
        <table:table-row table:style-name="ro1">
          <table:table-cell office:value-type="float" office:value="20.2809096556417" calcext:value-type="float">
            <text:p>20.280909655641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41.2647365607232" calcext:value-type="float">
            <text:p>-41.2647365607232</text:p>
          </table:table-cell>
          <table:table-cell table:number-columns-repeated="3"/>
        </table:table-row>
        <table:table-row table:style-name="ro1">
          <table:table-cell office:value-type="float" office:value="20.2858579660575" calcext:value-type="float">
            <text:p>20.2858579660575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54.6323682803616" calcext:value-type="float">
            <text:p>-54.6323682803616</text:p>
          </table:table-cell>
          <table:table-cell table:number-columns-repeated="3"/>
        </table:table-row>
        <table:table-row table:style-name="ro1">
          <table:table-cell office:value-type="float" office:value="20.2887866213755" calcext:value-type="float">
            <text:p>20.28878662137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4.3161841401808" calcext:value-type="float">
            <text:p>-54.3161841401808</text:p>
          </table:table-cell>
          <table:table-cell table:number-columns-repeated="3"/>
        </table:table-row>
        <table:table-row table:style-name="ro1">
          <table:table-cell office:value-type="float" office:value="20.3082331309642" calcext:value-type="float">
            <text:p>20.3082331309642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61.1580920700904" calcext:value-type="float">
            <text:p>-61.1580920700904</text:p>
          </table:table-cell>
          <table:table-cell table:number-columns-repeated="3"/>
        </table:table-row>
        <table:table-row table:style-name="ro1">
          <table:table-cell office:value-type="float" office:value="20.3326010770052" calcext:value-type="float">
            <text:p>20.3326010770052</text:p>
          </table:table-cell>
          <table:table-cell office:value-type="float" office:value="-68" calcext:value-type="float">
            <text:p>-68</text:p>
          </table:table-cell>
          <table:table-cell office:value-type="float" office:value="-18" calcext:value-type="float">
            <text:p>-18</text:p>
          </table:table-cell>
          <table:table-cell office:value-type="float" office:value="-64.5790460350452" calcext:value-type="float">
            <text:p>-64.5790460350452</text:p>
          </table:table-cell>
          <table:table-cell table:number-columns-repeated="3"/>
        </table:table-row>
        <table:table-row table:style-name="ro1">
          <table:table-cell office:value-type="float" office:value="20.3579467499792" calcext:value-type="float">
            <text:p>20.3579467499792</text:p>
          </table:table-cell>
          <table:table-cell office:value-type="float" office:value="-39" calcext:value-type="float">
            <text:p>-39</text:p>
          </table:table-cell>
          <table:table-cell office:value-type="float" office:value="-68" calcext:value-type="float">
            <text:p>-68</text:p>
          </table:table-cell>
          <table:table-cell office:value-type="float" office:value="-41.2895230175226" calcext:value-type="float">
            <text:p>-41.2895230175226</text:p>
          </table:table-cell>
          <table:table-cell table:number-columns-repeated="3"/>
        </table:table-row>
        <table:table-row table:style-name="ro1">
          <table:table-cell office:value-type="float" office:value="20.3802417661019" calcext:value-type="float">
            <text:p>20.380241766101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4.6447615087613" calcext:value-type="float">
            <text:p>-54.6447615087613</text:p>
          </table:table-cell>
          <table:table-cell table:number-columns-repeated="3"/>
        </table:table-row>
        <table:table-row table:style-name="ro1">
          <table:table-cell office:value-type="float" office:value="20.4077655772751" calcext:value-type="float">
            <text:p>20.407765577275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1.3223807543807" calcext:value-type="float">
            <text:p>-61.3223807543807</text:p>
          </table:table-cell>
          <table:table-cell table:number-columns-repeated="3"/>
        </table:table-row>
        <table:table-row table:style-name="ro1">
          <table:table-cell office:value-type="float" office:value="20.4361140678773" calcext:value-type="float">
            <text:p>20.4361140678773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64.6611903771903" calcext:value-type="float">
            <text:p>-64.6611903771903</text:p>
          </table:table-cell>
          <table:table-cell table:number-columns-repeated="3"/>
        </table:table-row>
        <table:table-row table:style-name="ro1">
          <table:table-cell office:value-type="float" office:value="20.4716880135106" calcext:value-type="float">
            <text:p>20.471688013510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8.8305951885952" calcext:value-type="float">
            <text:p>-58.8305951885952</text:p>
          </table:table-cell>
          <table:table-cell table:number-columns-repeated="3"/>
        </table:table-row>
        <table:table-row table:style-name="ro1">
          <table:table-cell office:value-type="float" office:value="20.4898599397521" calcext:value-type="float">
            <text:p>20.4898599397521</text:p>
          </table:table-cell>
          <table:table-cell office:value-type="float" office:value="-54" calcext:value-type="float">
            <text:p>-54</text:p>
          </table:table-cell>
          <table:table-cell office:value-type="float" office:value="-68" calcext:value-type="float">
            <text:p>-68</text:p>
          </table:table-cell>
          <table:table-cell office:value-type="float" office:value="-63.4152975942976" calcext:value-type="float">
            <text:p>-63.4152975942976</text:p>
          </table:table-cell>
          <table:table-cell table:number-columns-repeated="3"/>
        </table:table-row>
        <table:table-row table:style-name="ro1">
          <table:table-cell office:value-type="float" office:value="20.4931873589333" calcext:value-type="float">
            <text:p>20.493187358933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7076487971488" calcext:value-type="float">
            <text:p>-65.7076487971488</text:p>
          </table:table-cell>
          <table:table-cell table:number-columns-repeated="3"/>
        </table:table-row>
        <table:table-row table:style-name="ro1">
          <table:table-cell office:value-type="float" office:value="20.4855230003704" calcext:value-type="float">
            <text:p>20.485523000370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.8538243985744" calcext:value-type="float">
            <text:p>-66.8538243985744</text:p>
          </table:table-cell>
          <table:table-cell table:number-columns-repeated="3"/>
        </table:table-row>
        <table:table-row table:style-name="ro1">
          <table:table-cell office:value-type="float" office:value="20.4775987998226" calcext:value-type="float">
            <text:p>20.4775987998226</text:p>
          </table:table-cell>
          <table:table-cell office:value-type="float" office:value="-10" calcext:value-type="float">
            <text:p>-10</text:p>
          </table:table-cell>
          <table:table-cell office:value-type="float" office:value="-68" calcext:value-type="float">
            <text:p>-68</text:p>
          </table:table-cell>
          <table:table-cell office:value-type="float" office:value="-67.4269121992872" calcext:value-type="float">
            <text:p>-67.4269121992872</text:p>
          </table:table-cell>
          <table:table-cell table:number-columns-repeated="3"/>
        </table:table-row>
        <table:table-row table:style-name="ro1">
          <table:table-cell office:value-type="float" office:value="20.4618140400879" calcext:value-type="float">
            <text:p>20.4618140400879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67.7134560996436" calcext:value-type="float">
            <text:p>-67.7134560996436</text:p>
          </table:table-cell>
          <table:table-cell table:number-columns-repeated="3"/>
        </table:table-row>
        <table:table-row table:style-name="ro1">
          <table:table-cell office:value-type="float" office:value="20.445220820585" calcext:value-type="float">
            <text:p>20.445220820585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1.3567280498218" calcext:value-type="float">
            <text:p>-61.3567280498218</text:p>
          </table:table-cell>
          <table:table-cell table:number-columns-repeated="3"/>
        </table:table-row>
        <table:table-row table:style-name="ro1">
          <table:table-cell office:value-type="float" office:value="20.4135583431411" calcext:value-type="float">
            <text:p>20.4135583431411</text:p>
          </table:table-cell>
          <table:table-cell office:value-type="float" office:value="-54" calcext:value-type="float">
            <text:p>-54</text:p>
          </table:table-cell>
          <table:table-cell office:value-type="float" office:value="-68" calcext:value-type="float">
            <text:p>-68</text:p>
          </table:table-cell>
          <table:table-cell office:value-type="float" office:value="-58.1783640249109" calcext:value-type="float">
            <text:p>-58.1783640249109</text:p>
          </table:table-cell>
          <table:table-cell table:number-columns-repeated="3"/>
        </table:table-row>
        <table:table-row table:style-name="ro1">
          <table:table-cell office:value-type="float" office:value="20.4009094701364" calcext:value-type="float">
            <text:p>20.400909470136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.0891820124555" calcext:value-type="float">
            <text:p>-63.0891820124555</text:p>
          </table:table-cell>
          <table:table-cell table:number-columns-repeated="3"/>
        </table:table-row>
        <table:table-row table:style-name="ro1">
          <table:table-cell office:value-type="float" office:value="20.3937834398087" calcext:value-type="float">
            <text:p>20.393783439808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5445910062277" calcext:value-type="float">
            <text:p>-65.5445910062277</text:p>
          </table:table-cell>
          <table:table-cell table:number-columns-repeated="3"/>
        </table:table-row>
        <table:table-row table:style-name="ro1">
          <table:table-cell office:value-type="float" office:value="20.4040729182225" calcext:value-type="float">
            <text:p>20.4040729182225</text:p>
          </table:table-cell>
          <table:table-cell office:value-type="float" office:value="-8" calcext:value-type="float">
            <text:p>-8</text:p>
          </table:table-cell>
          <table:table-cell office:value-type="float" office:value="-55" calcext:value-type="float">
            <text:p>-55</text:p>
          </table:table-cell>
          <table:table-cell office:value-type="float" office:value="-66.7722955031139" calcext:value-type="float">
            <text:p>-66.7722955031139</text:p>
          </table:table-cell>
          <table:table-cell table:number-columns-repeated="3"/>
        </table:table-row>
        <table:table-row table:style-name="ro1">
          <table:table-cell office:value-type="float" office:value="20.4281420118778" calcext:value-type="float">
            <text:p>20.4281420118778</text:p>
          </table:table-cell>
          <table:table-cell office:value-type="float" office:value="-68" calcext:value-type="float">
            <text:p>-68</text:p>
          </table:table-cell>
          <table:table-cell office:value-type="float" office:value="-56" calcext:value-type="float">
            <text:p>-56</text:p>
          </table:table-cell>
          <table:table-cell office:value-type="float" office:value="-60.8861477515569" calcext:value-type="float">
            <text:p>-60.8861477515569</text:p>
          </table:table-cell>
          <table:table-cell table:number-columns-repeated="3"/>
        </table:table-row>
        <table:table-row table:style-name="ro1">
          <table:table-cell office:value-type="float" office:value="20.4389750379392" calcext:value-type="float">
            <text:p>20.4389750379392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58.4430738757785" calcext:value-type="float">
            <text:p>-58.4430738757785</text:p>
          </table:table-cell>
          <table:table-cell table:number-columns-repeated="3"/>
        </table:table-row>
        <table:table-row table:style-name="ro1">
          <table:table-cell office:value-type="float" office:value="20.4638363338266" calcext:value-type="float">
            <text:p>20.463836333826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.2215369378892" calcext:value-type="float">
            <text:p>-63.2215369378892</text:p>
          </table:table-cell>
          <table:table-cell table:number-columns-repeated="3"/>
        </table:table-row>
        <table:table-row table:style-name="ro1">
          <table:table-cell office:value-type="float" office:value="20.4728361621416" calcext:value-type="float">
            <text:p>20.472836162141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6107684689446" calcext:value-type="float">
            <text:p>-65.6107684689446</text:p>
          </table:table-cell>
          <table:table-cell table:number-columns-repeated="3"/>
        </table:table-row>
        <table:table-row table:style-name="ro1">
          <table:table-cell office:value-type="float" office:value="20.4764931036714" calcext:value-type="float">
            <text:p>20.4764931036714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66.8053842344723" calcext:value-type="float">
            <text:p>-66.8053842344723</text:p>
          </table:table-cell>
          <table:table-cell table:number-columns-repeated="3"/>
        </table:table-row>
        <table:table-row table:style-name="ro1">
          <table:table-cell office:value-type="float" office:value="20.4763622475324" calcext:value-type="float">
            <text:p>20.4763622475324</text:p>
          </table:table-cell>
          <table:table-cell office:value-type="float" office:value="-68" calcext:value-type="float">
            <text:p>-68</text:p>
          </table:table-cell>
          <table:table-cell office:value-type="float" office:value="-56" calcext:value-type="float">
            <text:p>-56</text:p>
          </table:table-cell>
          <table:table-cell office:value-type="float" office:value="-59.9026921172362" calcext:value-type="float">
            <text:p>-59.9026921172362</text:p>
          </table:table-cell>
          <table:table-cell table:number-columns-repeated="3"/>
        </table:table-row>
        <table:table-row table:style-name="ro1">
          <table:table-cell office:value-type="float" office:value="20.4683022735337" calcext:value-type="float">
            <text:p>20.4683022735337</text:p>
          </table:table-cell>
          <table:table-cell office:value-type="float" office:value="-57" calcext:value-type="float">
            <text:p>-57</text:p>
          </table:table-cell>
          <table:table-cell office:value-type="float" office:value="-68" calcext:value-type="float">
            <text:p>-68</text:p>
          </table:table-cell>
          <table:table-cell office:value-type="float" office:value="-57.9513460586181" calcext:value-type="float">
            <text:p>-57.9513460586181</text:p>
          </table:table-cell>
          <table:table-cell table:number-columns-repeated="3"/>
        </table:table-row>
        <table:table-row table:style-name="ro1">
          <table:table-cell office:value-type="float" office:value="20.4493871790589" calcext:value-type="float">
            <text:p>20.449387179058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.975673029309" calcext:value-type="float">
            <text:p>-62.975673029309</text:p>
          </table:table-cell>
          <table:table-cell table:number-columns-repeated="3"/>
        </table:table-row>
        <table:table-row table:style-name="ro1">
          <table:table-cell office:value-type="float" office:value="20.427776141939" calcext:value-type="float">
            <text:p>20.4277761419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4878365146545" calcext:value-type="float">
            <text:p>-65.4878365146545</text:p>
          </table:table-cell>
          <table:table-cell table:number-columns-repeated="3"/>
        </table:table-row>
        <table:table-row table:style-name="ro1">
          <table:table-cell office:value-type="float" office:value="20.4178847827414" calcext:value-type="float">
            <text:p>20.4178847827414</text:p>
          </table:table-cell>
          <table:table-cell office:value-type="float" office:value="-8" calcext:value-type="float">
            <text:p>-8</text:p>
          </table:table-cell>
          <table:table-cell office:value-type="float" office:value="-59" calcext:value-type="float">
            <text:p>-59</text:p>
          </table:table-cell>
          <table:table-cell office:value-type="float" office:value="-66.7439182573273" calcext:value-type="float">
            <text:p>-66.7439182573273</text:p>
          </table:table-cell>
          <table:table-cell table:number-columns-repeated="3"/>
        </table:table-row>
        <table:table-row table:style-name="ro1">
          <table:table-cell office:value-type="float" office:value="20.3956541450108" calcext:value-type="float">
            <text:p>20.395654145010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.8719591286636" calcext:value-type="float">
            <text:p>-62.8719591286636</text:p>
          </table:table-cell>
          <table:table-cell table:number-columns-repeated="3"/>
        </table:table-row>
        <table:table-row table:style-name="ro1">
          <table:table-cell office:value-type="float" office:value="20.3859993879805" calcext:value-type="float">
            <text:p>20.3859993879805</text:p>
          </table:table-cell>
          <table:table-cell office:value-type="float" office:value="-53" calcext:value-type="float">
            <text:p>-53</text:p>
          </table:table-cell>
          <table:table-cell office:value-type="float" office:value="-67" calcext:value-type="float">
            <text:p>-67</text:p>
          </table:table-cell>
          <table:table-cell office:value-type="float" office:value="-65.4359795643318" calcext:value-type="float">
            <text:p>-65.4359795643318</text:p>
          </table:table-cell>
          <table:table-cell table:number-columns-repeated="3"/>
        </table:table-row>
        <table:table-row table:style-name="ro1">
          <table:table-cell office:value-type="float" office:value="20.3806649618022" calcext:value-type="float">
            <text:p>20.380664961802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2179897821659" calcext:value-type="float">
            <text:p>-66.2179897821659</text:p>
          </table:table-cell>
          <table:table-cell table:number-columns-repeated="3"/>
        </table:table-row>
        <table:table-row table:style-name="ro1">
          <table:table-cell office:value-type="float" office:value="20.3911117589477" calcext:value-type="float">
            <text:p>20.3911117589477</text:p>
          </table:table-cell>
          <table:table-cell office:value-type="float" office:value="-53" calcext:value-type="float">
            <text:p>-53</text:p>
          </table:table-cell>
          <table:table-cell office:value-type="float" office:value="-68" calcext:value-type="float">
            <text:p>-68</text:p>
          </table:table-cell>
          <table:table-cell office:value-type="float" office:value="-66.608994891083" calcext:value-type="float">
            <text:p>-66.608994891083</text:p>
          </table:table-cell>
          <table:table-cell table:number-columns-repeated="3"/>
        </table:table-row>
        <table:table-row table:style-name="ro1">
          <table:table-cell office:value-type="float" office:value="20.3901842670688" calcext:value-type="float">
            <text:p>20.3901842670688</text:p>
          </table:table-cell>
          <table:table-cell office:value-type="float" office:value="-67" calcext:value-type="float">
            <text:p>-67</text:p>
          </table:table-cell>
          <table:table-cell office:value-type="float" office:value="-53" calcext:value-type="float">
            <text:p>-53</text:p>
          </table:table-cell>
          <table:table-cell office:value-type="float" office:value="-67.3044974455415" calcext:value-type="float">
            <text:p>-67.3044974455415</text:p>
          </table:table-cell>
          <table:table-cell table:number-columns-repeated="3"/>
        </table:table-row>
        <table:table-row table:style-name="ro1">
          <table:table-cell office:value-type="float" office:value="20.4025993068887" calcext:value-type="float">
            <text:p>20.402599306888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1522487227707" calcext:value-type="float">
            <text:p>-60.1522487227707</text:p>
          </table:table-cell>
          <table:table-cell table:number-columns-repeated="3"/>
        </table:table-row>
        <table:table-row table:style-name="ro1">
          <table:table-cell office:value-type="float" office:value="20.4129503419959" calcext:value-type="float">
            <text:p>20.4129503419959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64.0761243613854" calcext:value-type="float">
            <text:p>-64.0761243613854</text:p>
          </table:table-cell>
          <table:table-cell table:number-columns-repeated="3"/>
        </table:table-row>
        <table:table-row table:style-name="ro1">
          <table:table-cell office:value-type="float" office:value="20.4164727221465" calcext:value-type="float">
            <text:p>20.416472722146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5380621806927" calcext:value-type="float">
            <text:p>-60.5380621806927</text:p>
          </table:table-cell>
          <table:table-cell table:number-columns-repeated="3"/>
        </table:table-row>
        <table:table-row table:style-name="ro1">
          <table:table-cell office:value-type="float" office:value="20.4170281150392" calcext:value-type="float">
            <text:p>20.417028115039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.2690310903464" calcext:value-type="float">
            <text:p>-64.2690310903464</text:p>
          </table:table-cell>
          <table:table-cell table:number-columns-repeated="3"/>
        </table:table-row>
        <table:table-row table:style-name="ro1">
          <table:table-cell office:value-type="float" office:value="20.4233079167286" calcext:value-type="float">
            <text:p>20.4233079167286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66.1345155451732" calcext:value-type="float">
            <text:p>-66.1345155451732</text:p>
          </table:table-cell>
          <table:table-cell table:number-columns-repeated="3"/>
        </table:table-row>
        <table:table-row table:style-name="ro1">
          <table:table-cell office:value-type="float" office:value="20.4276284361199" calcext:value-type="float">
            <text:p>20.427628436119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0672577725866" calcext:value-type="float">
            <text:p>-60.0672577725866</text:p>
          </table:table-cell>
          <table:table-cell table:number-columns-repeated="3"/>
        </table:table-row>
        <table:table-row table:style-name="ro1">
          <table:table-cell office:value-type="float" office:value="20.4261018553783" calcext:value-type="float">
            <text:p>20.4261018553783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64.0336288862933" calcext:value-type="float">
            <text:p>-64.0336288862933</text:p>
          </table:table-cell>
          <table:table-cell table:number-columns-repeated="3"/>
        </table:table-row>
        <table:table-row table:style-name="ro1">
          <table:table-cell office:value-type="float" office:value="20.4344041994936" calcext:value-type="float">
            <text:p>20.434404199493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.0168144431466" calcext:value-type="float">
            <text:p>-66.0168144431466</text:p>
          </table:table-cell>
          <table:table-cell table:number-columns-repeated="3"/>
        </table:table-row>
        <table:table-row table:style-name="ro1">
          <table:table-cell office:value-type="float" office:value="20.4389392552246" calcext:value-type="float">
            <text:p>20.43893925522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0084072215733" calcext:value-type="float">
            <text:p>-67.0084072215733</text:p>
          </table:table-cell>
          <table:table-cell table:number-columns-repeated="3"/>
        </table:table-row>
        <table:table-row table:style-name="ro1">
          <table:table-cell office:value-type="float" office:value="20.4438156669166" calcext:value-type="float">
            <text:p>20.4438156669166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67.5042036107867" calcext:value-type="float">
            <text:p>-67.5042036107867</text:p>
          </table:table-cell>
          <table:table-cell table:number-columns-repeated="3"/>
        </table:table-row>
        <table:table-row table:style-name="ro1">
          <table:table-cell office:value-type="float" office:value="20.4470153908942" calcext:value-type="float">
            <text:p>20.4470153908942</text:p>
          </table:table-cell>
          <table:table-cell office:value-type="float" office:value="-68" calcext:value-type="float">
            <text:p>-68</text:p>
          </table:table-cell>
          <table:table-cell office:value-type="float" office:value="-53" calcext:value-type="float">
            <text:p>-53</text:p>
          </table:table-cell>
          <table:table-cell office:value-type="float" office:value="-60.2521018053933" calcext:value-type="float">
            <text:p>-60.2521018053933</text:p>
          </table:table-cell>
          <table:table-cell table:number-columns-repeated="3"/>
        </table:table-row>
        <table:table-row table:style-name="ro1">
          <table:table-cell office:value-type="float" office:value="20.4357356909469" calcext:value-type="float">
            <text:p>20.43573569094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6.6260509026967" calcext:value-type="float">
            <text:p>-56.6260509026967</text:p>
          </table:table-cell>
          <table:table-cell table:number-columns-repeated="3"/>
        </table:table-row>
        <table:table-row table:style-name="ro1">
          <table:table-cell office:value-type="float" office:value="20.4240586198156" calcext:value-type="float">
            <text:p>20.4240586198156</text:p>
          </table:table-cell>
          <table:table-cell office:value-type="float" office:value="-68" calcext:value-type="float">
            <text:p>-68</text:p>
          </table:table-cell>
          <table:table-cell office:value-type="float" office:value="-56" calcext:value-type="float">
            <text:p>-56</text:p>
          </table:table-cell>
          <table:table-cell office:value-type="float" office:value="-62.3130254513483" calcext:value-type="float">
            <text:p>-62.3130254513483</text:p>
          </table:table-cell>
          <table:table-cell table:number-columns-repeated="3"/>
        </table:table-row>
        <table:table-row table:style-name="ro1">
          <table:table-cell office:value-type="float" office:value="20.416821573141" calcext:value-type="float">
            <text:p>20.41682157314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1565127256742" calcext:value-type="float">
            <text:p>-59.1565127256742</text:p>
          </table:table-cell>
          <table:table-cell table:number-columns-repeated="3"/>
        </table:table-row>
        <table:table-row table:style-name="ro1">
          <table:table-cell office:value-type="float" office:value="20.4151190285854" calcext:value-type="float">
            <text:p>20.4151190285854</text:p>
          </table:table-cell>
          <table:table-cell office:value-type="float" office:value="-53" calcext:value-type="float">
            <text:p>-53</text:p>
          </table:table-cell>
          <table:table-cell office:value-type="float" office:value="-68" calcext:value-type="float">
            <text:p>-68</text:p>
          </table:table-cell>
          <table:table-cell office:value-type="float" office:value="-63.5782563628371" calcext:value-type="float">
            <text:p>-63.5782563628371</text:p>
          </table:table-cell>
          <table:table-cell table:number-columns-repeated="3"/>
        </table:table-row>
        <table:table-row table:style-name="ro1">
          <table:table-cell office:value-type="float" office:value="20.4281556011153" calcext:value-type="float">
            <text:p>20.4281556011153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65.7891281814185" calcext:value-type="float">
            <text:p>-65.7891281814185</text:p>
          </table:table-cell>
          <table:table-cell table:number-columns-repeated="3"/>
        </table:table-row>
        <table:table-row table:style-name="ro1">
          <table:table-cell office:value-type="float" office:value="20.4258823789958" calcext:value-type="float">
            <text:p>20.42588237899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8945640907093" calcext:value-type="float">
            <text:p>-59.8945640907093</text:p>
          </table:table-cell>
          <table:table-cell table:number-columns-repeated="3"/>
        </table:table-row>
        <table:table-row table:style-name="ro1">
          <table:table-cell office:value-type="float" office:value="20.4514479821235" calcext:value-type="float">
            <text:p>20.4514479821235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.9472820453546" calcext:value-type="float">
            <text:p>-63.9472820453546</text:p>
          </table:table-cell>
          <table:table-cell table:number-columns-repeated="3"/>
        </table:table-row>
        <table:table-row table:style-name="ro1">
          <table:table-cell office:value-type="float" office:value="20.4542793465372" calcext:value-type="float">
            <text:p>20.45427934653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.4736410226773" calcext:value-type="float">
            <text:p>-64.4736410226773</text:p>
          </table:table-cell>
          <table:table-cell table:number-columns-repeated="3"/>
        </table:table-row>
        <table:table-row table:style-name="ro1">
          <table:table-cell office:value-type="float" office:value="20.4603321816803" calcext:value-type="float">
            <text:p>20.4603321816803</text:p>
          </table:table-cell>
          <table:table-cell office:value-type="float" office:value="-19" calcext:value-type="float">
            <text:p>-19</text:p>
          </table:table-cell>
          <table:table-cell office:value-type="float" office:value="-68" calcext:value-type="float">
            <text:p>-68</text:p>
          </table:table-cell>
          <table:table-cell office:value-type="float" office:value="-66.2368205113387" calcext:value-type="float">
            <text:p>-66.2368205113387</text:p>
          </table:table-cell>
          <table:table-cell table:number-columns-repeated="3"/>
        </table:table-row>
        <table:table-row table:style-name="ro1">
          <table:table-cell office:value-type="float" office:value="20.4483509052958" calcext:value-type="float">
            <text:p>20.44835090529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1184102556693" calcext:value-type="float">
            <text:p>-67.1184102556693</text:p>
          </table:table-cell>
          <table:table-cell table:number-columns-repeated="3"/>
        </table:table-row>
        <table:table-row table:style-name="ro1">
          <table:table-cell office:value-type="float" office:value="20.4465994973014" calcext:value-type="float">
            <text:p>20.4465994973014</text:p>
          </table:table-cell>
          <table:table-cell office:value-type="float" office:value="-56" calcext:value-type="float">
            <text:p>-56</text:p>
          </table:table-cell>
          <table:table-cell office:value-type="float" office:value="-67" calcext:value-type="float">
            <text:p>-67</text:p>
          </table:table-cell>
          <table:table-cell office:value-type="float" office:value="-67.5592051278347" calcext:value-type="float">
            <text:p>-67.5592051278347</text:p>
          </table:table-cell>
          <table:table-cell table:number-columns-repeated="3"/>
        </table:table-row>
        <table:table-row table:style-name="ro1">
          <table:table-cell office:value-type="float" office:value="20.440290969182" calcext:value-type="float">
            <text:p>20.44029096918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2796025639173" calcext:value-type="float">
            <text:p>-67.2796025639173</text:p>
          </table:table-cell>
          <table:table-cell table:number-columns-repeated="3"/>
        </table:table-row>
        <table:table-row table:style-name="ro1">
          <table:table-cell office:value-type="float" office:value="20.4423785801376" calcext:value-type="float">
            <text:p>20.442378580137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398012819587" calcext:value-type="float">
            <text:p>-67.6398012819587</text:p>
          </table:table-cell>
          <table:table-cell table:number-columns-repeated="3"/>
        </table:table-row>
        <table:table-row table:style-name="ro1">
          <table:table-cell office:value-type="float" office:value="20.4452268814639" calcext:value-type="float">
            <text:p>20.4452268814639</text:p>
          </table:table-cell>
          <table:table-cell office:value-type="float" office:value="-9" calcext:value-type="float">
            <text:p>-9</text:p>
          </table:table-cell>
          <table:table-cell office:value-type="float" office:value="-68" calcext:value-type="float">
            <text:p>-68</text:p>
          </table:table-cell>
          <table:table-cell office:value-type="float" office:value="-67.8199006409793" calcext:value-type="float">
            <text:p>-67.8199006409793</text:p>
          </table:table-cell>
          <table:table-cell table:number-columns-repeated="3"/>
        </table:table-row>
        <table:table-row table:style-name="ro1">
          <table:table-cell office:value-type="float" office:value="20.4401567905238" calcext:value-type="float">
            <text:p>20.4401567905238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67.9099503204897" calcext:value-type="float">
            <text:p>-67.9099503204897</text:p>
          </table:table-cell>
          <table:table-cell table:number-columns-repeated="3"/>
        </table:table-row>
        <table:table-row table:style-name="ro1">
          <table:table-cell office:value-type="float" office:value="20.4220998873531" calcext:value-type="float">
            <text:p>20.4220998873531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60.9549751602448" calcext:value-type="float">
            <text:p>-60.9549751602448</text:p>
          </table:table-cell>
          <table:table-cell table:number-columns-repeated="3"/>
        </table:table-row>
        <table:table-row table:style-name="ro1">
          <table:table-cell office:value-type="float" office:value="20.4179586238254" calcext:value-type="float">
            <text:p>20.417958623825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6.9774875801224" calcext:value-type="float">
            <text:p>-56.9774875801224</text:p>
          </table:table-cell>
          <table:table-cell table:number-columns-repeated="3"/>
        </table:table-row>
        <table:table-row table:style-name="ro1">
          <table:table-cell office:value-type="float" office:value="20.40188485818" calcext:value-type="float">
            <text:p>20.401884858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.4887437900612" calcext:value-type="float">
            <text:p>-62.4887437900612</text:p>
          </table:table-cell>
          <table:table-cell table:number-columns-repeated="3"/>
        </table:table-row>
        <table:table-row table:style-name="ro1">
          <table:table-cell office:value-type="float" office:value="20.3997496121532" calcext:value-type="float">
            <text:p>20.3997496121532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65.2443718950306" calcext:value-type="float">
            <text:p>-65.2443718950306</text:p>
          </table:table-cell>
          <table:table-cell table:number-columns-repeated="3"/>
        </table:table-row>
        <table:table-row table:style-name="ro1">
          <table:table-cell office:value-type="float" office:value="20.404519099602" calcext:value-type="float">
            <text:p>20.40451909960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59.6221859475153" calcext:value-type="float">
            <text:p>-59.6221859475153</text:p>
          </table:table-cell>
          <table:table-cell table:number-columns-repeated="3"/>
        </table:table-row>
        <table:table-row table:style-name="ro1">
          <table:table-cell office:value-type="float" office:value="20.4126240559691" calcext:value-type="float">
            <text:p>20.412624055969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.8110929737577" calcext:value-type="float">
            <text:p>-62.8110929737577</text:p>
          </table:table-cell>
          <table:table-cell table:number-columns-repeated="3"/>
        </table:table-row>
        <table:table-row table:style-name="ro1">
          <table:table-cell office:value-type="float" office:value="20.4071734067103" calcext:value-type="float">
            <text:p>20.407173406710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4055464868788" calcext:value-type="float">
            <text:p>-65.4055464868788</text:p>
          </table:table-cell>
          <table:table-cell table:number-columns-repeated="3"/>
        </table:table-row>
        <table:table-row table:style-name="ro1">
          <table:table-cell office:value-type="float" office:value="20.4103051618861" calcext:value-type="float">
            <text:p>20.410305161886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.7027732434394" calcext:value-type="float">
            <text:p>-66.7027732434394</text:p>
          </table:table-cell>
          <table:table-cell table:number-columns-repeated="3"/>
        </table:table-row>
        <table:table-row table:style-name="ro1">
          <table:table-cell office:value-type="float" office:value="20.4057484854774" calcext:value-type="float">
            <text:p>20.4057484854774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67.3513866217197" calcext:value-type="float">
            <text:p>-67.3513866217197</text:p>
          </table:table-cell>
          <table:table-cell table:number-columns-repeated="3"/>
        </table:table-row>
        <table:table-row table:style-name="ro1">
          <table:table-cell office:value-type="float" office:value="20.3973479771766" calcext:value-type="float">
            <text:p>20.3973479771766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1.6756933108599" calcext:value-type="float">
            <text:p>-61.6756933108599</text:p>
          </table:table-cell>
          <table:table-cell table:number-columns-repeated="3"/>
        </table:table-row>
        <table:table-row table:style-name="ro1">
          <table:table-cell office:value-type="float" office:value="20.3910735170553" calcext:value-type="float">
            <text:p>20.3910735170553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58.3378466554299" calcext:value-type="float">
            <text:p>-58.3378466554299</text:p>
          </table:table-cell>
          <table:table-cell table:number-columns-repeated="3"/>
        </table:table-row>
        <table:table-row table:style-name="ro1">
          <table:table-cell office:value-type="float" office:value="20.3781586650601" calcext:value-type="float">
            <text:p>20.378158665060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.168923327715" calcext:value-type="float">
            <text:p>-63.168923327715</text:p>
          </table:table-cell>
          <table:table-cell table:number-columns-repeated="3"/>
        </table:table-row>
        <table:table-row table:style-name="ro1">
          <table:table-cell office:value-type="float" office:value="20.3675777130047" calcext:value-type="float">
            <text:p>20.367577713004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5844616638575" calcext:value-type="float">
            <text:p>-65.5844616638575</text:p>
          </table:table-cell>
          <table:table-cell table:number-columns-repeated="3"/>
        </table:table-row>
        <table:table-row table:style-name="ro1">
          <table:table-cell office:value-type="float" office:value="20.3761110142649" calcext:value-type="float">
            <text:p>20.3761110142649</text:p>
          </table:table-cell>
          <table:table-cell office:value-type="float" office:value="-8" calcext:value-type="float">
            <text:p>-8</text:p>
          </table:table-cell>
          <table:table-cell office:value-type="float" office:value="-54" calcext:value-type="float">
            <text:p>-54</text:p>
          </table:table-cell>
          <table:table-cell office:value-type="float" office:value="-66.7922308319288" calcext:value-type="float">
            <text:p>-66.7922308319288</text:p>
          </table:table-cell>
          <table:table-cell table:number-columns-repeated="3"/>
        </table:table-row>
        <table:table-row table:style-name="ro1">
          <table:table-cell office:value-type="float" office:value="20.3800931591394" calcext:value-type="float">
            <text:p>20.3800931591394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60.3961154159644" calcext:value-type="float">
            <text:p>-60.3961154159644</text:p>
          </table:table-cell>
          <table:table-cell table:number-columns-repeated="3"/>
        </table:table-row>
        <table:table-row table:style-name="ro1">
          <table:table-cell office:value-type="float" office:value="20.3870569608304" calcext:value-type="float">
            <text:p>20.387056960830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7.1980577079822" calcext:value-type="float">
            <text:p>-57.1980577079822</text:p>
          </table:table-cell>
          <table:table-cell table:number-columns-repeated="3"/>
        </table:table-row>
        <table:table-row table:style-name="ro1">
          <table:table-cell office:value-type="float" office:value="20.3847724816689" calcext:value-type="float">
            <text:p>20.3847724816689</text:p>
          </table:table-cell>
          <table:table-cell office:value-type="float" office:value="-68" calcext:value-type="float">
            <text:p>-68</text:p>
          </table:table-cell>
          <table:table-cell office:value-type="float" office:value="-53" calcext:value-type="float">
            <text:p>-53</text:p>
          </table:table-cell>
          <table:table-cell office:value-type="float" office:value="-62.5990288539911" calcext:value-type="float">
            <text:p>-62.5990288539911</text:p>
          </table:table-cell>
          <table:table-cell table:number-columns-repeated="3"/>
        </table:table-row>
        <table:table-row table:style-name="ro1">
          <table:table-cell office:value-type="float" office:value="20.3720545926655" calcext:value-type="float">
            <text:p>20.37205459266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7.7995144269955" calcext:value-type="float">
            <text:p>-57.7995144269955</text:p>
          </table:table-cell>
          <table:table-cell table:number-columns-repeated="3"/>
        </table:table-row>
        <table:table-row table:style-name="ro1">
          <table:table-cell office:value-type="float" office:value="20.3701387556828" calcext:value-type="float">
            <text:p>20.3701387556828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62.8997572134978" calcext:value-type="float">
            <text:p>-62.8997572134978</text:p>
          </table:table-cell>
          <table:table-cell table:number-columns-repeated="3"/>
        </table:table-row>
        <table:table-row table:style-name="ro1">
          <table:table-cell office:value-type="float" office:value="20.3744236721939" calcext:value-type="float">
            <text:p>20.3744236721939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-65.4498786067489" calcext:value-type="float">
            <text:p>-65.4498786067489</text:p>
          </table:table-cell>
          <table:table-cell table:number-columns-repeated="3"/>
        </table:table-row>
        <table:table-row table:style-name="ro1">
          <table:table-cell office:value-type="float" office:value="20.3663813283419" calcext:value-type="float">
            <text:p>20.366381328341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38.2249393033744" calcext:value-type="float">
            <text:p>-38.2249393033744</text:p>
          </table:table-cell>
          <table:table-cell table:number-columns-repeated="3"/>
        </table:table-row>
        <table:table-row table:style-name="ro1">
          <table:table-cell office:value-type="float" office:value="20.364710911532" calcext:value-type="float">
            <text:p>20.364710911532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53.1124696516872" calcext:value-type="float">
            <text:p>-53.1124696516872</text:p>
          </table:table-cell>
          <table:table-cell table:number-columns-repeated="3"/>
        </table:table-row>
        <table:table-row table:style-name="ro1">
          <table:table-cell office:value-type="float" office:value="20.3637202478637" calcext:value-type="float">
            <text:p>20.363720247863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30.5562348258436" calcext:value-type="float">
            <text:p>-30.5562348258436</text:p>
          </table:table-cell>
          <table:table-cell table:number-columns-repeated="3"/>
        </table:table-row>
        <table:table-row table:style-name="ro1">
          <table:table-cell office:value-type="float" office:value="20.351891835083" calcext:value-type="float">
            <text:p>20.35189183508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49.2781174129218" calcext:value-type="float">
            <text:p>-49.2781174129218</text:p>
          </table:table-cell>
          <table:table-cell table:number-columns-repeated="3"/>
        </table:table-row>
        <table:table-row table:style-name="ro1">
          <table:table-cell office:value-type="float" office:value="20.3325548542137" calcext:value-type="float">
            <text:p>20.3325548542137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58.6390587064609" calcext:value-type="float">
            <text:p>-58.6390587064609</text:p>
          </table:table-cell>
          <table:table-cell table:number-columns-repeated="3"/>
        </table:table-row>
        <table:table-row table:style-name="ro1">
          <table:table-cell office:value-type="float" office:value="20.3162264191913" calcext:value-type="float">
            <text:p>20.316226419191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34.3195293532305" calcext:value-type="float">
            <text:p>-34.3195293532305</text:p>
          </table:table-cell>
          <table:table-cell table:number-columns-repeated="3"/>
        </table:table-row>
        <table:table-row table:style-name="ro1">
          <table:table-cell office:value-type="float" office:value="20.2885897892818" calcext:value-type="float">
            <text:p>20.2885897892818</text:p>
          </table:table-cell>
          <table:table-cell office:value-type="float" office:value="-53" calcext:value-type="float">
            <text:p>-53</text:p>
          </table:table-cell>
          <table:table-cell office:value-type="float" office:value="-68" calcext:value-type="float">
            <text:p>-68</text:p>
          </table:table-cell>
          <table:table-cell office:value-type="float" office:value="-51.1597646766152" calcext:value-type="float">
            <text:p>-51.1597646766152</text:p>
          </table:table-cell>
          <table:table-cell table:number-columns-repeated="3"/>
        </table:table-row>
        <table:table-row table:style-name="ro1">
          <table:table-cell office:value-type="float" office:value="20.2857055191502" calcext:value-type="float">
            <text:p>20.285705519150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5798823383076" calcext:value-type="float">
            <text:p>-59.5798823383076</text:p>
          </table:table-cell>
          <table:table-cell table:number-columns-repeated="3"/>
        </table:table-row>
        <table:table-row table:style-name="ro1">
          <table:table-cell office:value-type="float" office:value="20.2850806296411" calcext:value-type="float">
            <text:p>20.285080629641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.7899411691538" calcext:value-type="float">
            <text:p>-63.7899411691538</text:p>
          </table:table-cell>
          <table:table-cell table:number-columns-repeated="3"/>
        </table:table-row>
        <table:table-row table:style-name="ro1">
          <table:table-cell office:value-type="float" office:value="20.275051447374" calcext:value-type="float">
            <text:p>20.275051447374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65.8949705845769" calcext:value-type="float">
            <text:p>-65.8949705845769</text:p>
          </table:table-cell>
          <table:table-cell table:number-columns-repeated="3"/>
        </table:table-row>
        <table:table-row table:style-name="ro1">
          <table:table-cell office:value-type="float" office:value="20.2649313756156" calcext:value-type="float">
            <text:p>20.26493137561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9474852922885" calcext:value-type="float">
            <text:p>-59.9474852922885</text:p>
          </table:table-cell>
          <table:table-cell table:number-columns-repeated="3"/>
        </table:table-row>
        <table:table-row table:style-name="ro1">
          <table:table-cell office:value-type="float" office:value="20.2425731750941" calcext:value-type="float">
            <text:p>20.2425731750941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3.9737426461442" calcext:value-type="float">
            <text:p>-63.9737426461442</text:p>
          </table:table-cell>
          <table:table-cell table:number-columns-repeated="3"/>
        </table:table-row>
        <table:table-row table:style-name="ro1">
          <table:table-cell office:value-type="float" office:value="20.2340271393415" calcext:value-type="float">
            <text:p>20.234027139341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.4868713230721" calcext:value-type="float">
            <text:p>-59.4868713230721</text:p>
          </table:table-cell>
          <table:table-cell table:number-columns-repeated="3"/>
        </table:table-row>
        <table:table-row table:style-name="ro1">
          <table:table-cell office:value-type="float" office:value="20.2255698763219" calcext:value-type="float">
            <text:p>20.2255698763219</text:p>
          </table:table-cell>
          <table:table-cell office:value-type="float" office:value="-55" calcext:value-type="float">
            <text:p>-55</text:p>
          </table:table-cell>
          <table:table-cell office:value-type="float" office:value="-68" calcext:value-type="float">
            <text:p>-68</text:p>
          </table:table-cell>
          <table:table-cell office:value-type="float" office:value="-63.7434356615361" calcext:value-type="float">
            <text:p>-63.7434356615361</text:p>
          </table:table-cell>
          <table:table-cell table:number-columns-repeated="3"/>
        </table:table-row>
        <table:table-row table:style-name="ro1">
          <table:table-cell office:value-type="float" office:value="20.2331905247316" calcext:value-type="float">
            <text:p>20.2331905247316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65.871717830768" calcext:value-type="float">
            <text:p>-65.871717830768</text:p>
          </table:table-cell>
          <table:table-cell table:number-columns-repeated="3"/>
        </table:table-row>
        <table:table-row table:style-name="ro1">
          <table:table-cell office:value-type="float" office:value="20.236572102814" calcext:value-type="float">
            <text:p>20.23657210281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435858915384" calcext:value-type="float">
            <text:p>-60.435858915384</text:p>
          </table:table-cell>
          <table:table-cell table:number-columns-repeated="3"/>
        </table:table-row>
        <table:table-row table:style-name="ro1">
          <table:table-cell office:value-type="float" office:value="20.2274782236578" calcext:value-type="float">
            <text:p>20.2274782236578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64.217929457692" calcext:value-type="float">
            <text:p>-64.217929457692</text:p>
          </table:table-cell>
          <table:table-cell table:number-columns-repeated="3"/>
        </table:table-row>
        <table:table-row table:style-name="ro1">
          <table:table-cell office:value-type="float" office:value="20.2208405060979" calcext:value-type="float">
            <text:p>20.220840506097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608964728846" calcext:value-type="float">
            <text:p>-60.608964728846</text:p>
          </table:table-cell>
          <table:table-cell table:number-columns-repeated="3"/>
        </table:table-row>
        <table:table-row table:style-name="ro1">
          <table:table-cell office:value-type="float" office:value="20.2236361688096" calcext:value-type="float">
            <text:p>20.223636168809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.304482364423" calcext:value-type="float">
            <text:p>-64.304482364423</text:p>
          </table:table-cell>
          <table:table-cell table:number-columns-repeated="3"/>
        </table:table-row>
        <table:table-row table:style-name="ro1">
          <table:table-cell office:value-type="float" office:value="20.2196164159986" calcext:value-type="float">
            <text:p>20.219616415998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66.1522411822115" calcext:value-type="float">
            <text:p>-66.1522411822115</text:p>
          </table:table-cell>
          <table:table-cell table:number-columns-repeated="3"/>
        </table:table-row>
        <table:table-row table:style-name="ro1">
          <table:table-cell office:value-type="float" office:value="20.2157014123517" calcext:value-type="float">
            <text:p>20.215701412351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0.0761205911058" calcext:value-type="float">
            <text:p>-60.0761205911058</text:p>
          </table:table-cell>
          <table:table-cell table:number-columns-repeated="3"/>
        </table:table-row>
      </table:table>
      <table:table table:name="Sheet2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</table:table-row>
        <table:table-row table:style-name="ro1">
          <table:table-cell office:value-type="float" office:value="20.1485063962336" calcext:value-type="float">
            <text:p>20.148506396233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20.1799233308685" calcext:value-type="float">
            <text:p>20.1799233308685</text:p>
          </table:table-cell>
          <table:table-cell office:value-type="float" office:value="-56" calcext:value-type="float">
            <text:p>-56</text:p>
          </table:table-cell>
          <table:table-cell office:value-type="float" office:value="-68" calcext:value-type="float">
            <text:p>-68</text:p>
          </table:table-cell>
          <table:table-cell office:value-type="float" office:value="-63.5" calcext:value-type="float">
            <text:p>-63.5</text:p>
          </table:table-cell>
        </table:table-row>
        <table:table-row table:style-name="ro1">
          <table:table-cell office:value-type="float" office:value="20.1932919450884" calcext:value-type="float">
            <text:p>20.1932919450884</text:p>
          </table:table-cell>
          <table:table-cell office:value-type="float" office:value="-10" calcext:value-type="float">
            <text:p>-10</text:p>
          </table:table-cell>
          <table:table-cell office:value-type="float" office:value="-52" calcext:value-type="float">
            <text:p>-52</text:p>
          </table:table-cell>
          <table:table-cell office:value-type="float" office:value="-65.75" calcext:value-type="float">
            <text:p>-65.75</text:p>
          </table:table-cell>
        </table:table-row>
        <table:table-row table:style-name="ro1">
          <table:table-cell office:value-type="float" office:value="20.1923881089166" calcext:value-type="float">
            <text:p>20.192388108916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8.875" calcext:value-type="float">
            <text:p>-58.875</text:p>
          </table:table-cell>
        </table:table-row>
        <table:table-row table:style-name="ro1">
          <table:table-cell office:value-type="float" office:value="20.1908236582977" calcext:value-type="float">
            <text:p>20.190823658297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.4375" calcext:value-type="float">
            <text:p>-63.4375</text:p>
          </table:table-cell>
        </table:table-row>
        <table:table-row table:style-name="ro1">
          <table:table-cell office:value-type="float" office:value="20.1854504164306" calcext:value-type="float">
            <text:p>20.185450416430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.71875" calcext:value-type="float">
            <text:p>-65.71875</text:p>
          </table:table-cell>
        </table:table-row>
        <table:table-row table:style-name="ro1">
          <table:table-cell office:value-type="float" office:value="20.1703436607471" calcext:value-type="float">
            <text:p>20.1703436607471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66.859375" calcext:value-type="float">
            <text:p>-66.859375</text:p>
          </table:table-cell>
        </table:table-row>
        <table:table-row table:style-name="ro1">
          <table:table-cell office:value-type="float" office:value="20.1614792739763" calcext:value-type="float">
            <text:p>20.161479273976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7.4296875" calcext:value-type="float">
            <text:p>-67.4296875</text:p>
          </table:table-cell>
        </table:table-row>
        <table:table-row table:style-name="ro1">
          <table:table-cell office:value-type="float" office:value="20.1544229628973" calcext:value-type="float">
            <text:p>20.1544229628973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8.21484375" calcext:value-type="float">
            <text:p>-68.21484375</text:p>
          </table:table-cell>
        </table:table-row>
        <table:table-row table:style-name="ro1">
          <table:table-cell office:value-type="float" office:value="20.1289379184549" calcext:value-type="float">
            <text:p>20.128937918454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.107421875" calcext:value-type="float">
            <text:p>-66.107421875</text:p>
          </table:table-cell>
        </table:table-row>
        <table:table-row table:style-name="ro1">
          <table:table-cell office:value-type="float" office:value="20.1095220910178" calcext:value-type="float">
            <text:p>20.1095220910178</text:p>
          </table:table-cell>
          <table:table-cell office:value-type="float" office:value="-10" calcext:value-type="float">
            <text:p>-10</text:p>
          </table:table-cell>
          <table:table-cell office:value-type="float" office:value="-68" calcext:value-type="float">
            <text:p>-68</text:p>
          </table:table-cell>
          <table:table-cell office:value-type="float" office:value="-67.0537109375" calcext:value-type="float">
            <text:p>-67.0537109375</text:p>
          </table:table-cell>
        </table:table-row>
        <table:table-row table:style-name="ro1">
          <table:table-cell office:value-type="float" office:value="20.107961009099" calcext:value-type="float">
            <text:p>20.107961009099</text:p>
          </table:table-cell>
          <table:table-cell office:value-type="float" office:value="-70" calcext:value-type="float">
            <text:p>-70</text:p>
          </table:table-cell>
          <table:table-cell office:value-type="float" office:value="-55" calcext:value-type="float">
            <text:p>-55</text:p>
          </table:table-cell>
          <table:table-cell office:value-type="float" office:value="-67.52685546875" calcext:value-type="float">
            <text:p>-67.52685546875</text:p>
          </table:table-cell>
        </table:table-row>
        <table:table-row table:style-name="ro1">
          <table:table-cell office:value-type="float" office:value="20.1095410178218" calcext:value-type="float">
            <text:p>20.10954101782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1.263427734375" calcext:value-type="float">
            <text:p>-61.263427734375</text:p>
          </table:table-cell>
        </table:table-row>
        <table:table-row table:style-name="ro1">
          <table:table-cell office:value-type="float" office:value="20.104142561728" calcext:value-type="float">
            <text:p>20.104142561728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office:value-type="float" office:value="-64.6317138671875" calcext:value-type="float">
            <text:p>-64.6317138671875</text:p>
          </table:table-cell>
        </table:table-row>
        <table:table-row table:style-name="ro1">
          <table:table-cell office:value-type="float" office:value="20.0929547010255" calcext:value-type="float">
            <text:p>20.092954701025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59.8158569335938" calcext:value-type="float">
            <text:p>-59.8158569335938</text:p>
          </table:table-cell>
        </table:table-row>
        <table:table-row table:style-name="ro1">
          <table:table-cell office:value-type="float" office:value="20.0720377176157" calcext:value-type="float">
            <text:p>20.0720377176157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64.4079284667969" calcext:value-type="float">
            <text:p>-64.4079284667969</text:p>
          </table:table-cell>
        </table:table-row>
        <table:table-row table:style-name="ro1">
          <table:table-cell office:value-type="float" office:value="20.0645187639356" calcext:value-type="float">
            <text:p>20.06451876393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8.7039642333984" calcext:value-type="float">
            <text:p>-58.7039642333984</text:p>
          </table:table-cell>
        </table:table-row>
        <table:table-row table:style-name="ro1">
          <table:table-cell office:value-type="float" office:value="20.0420940071368" calcext:value-type="float">
            <text:p>20.042094007136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56.3519821166992" calcext:value-type="float">
            <text:p>-56.3519821166992</text:p>
          </table:table-cell>
        </table:table-row>
        <table:table-row table:style-name="ro1">
          <table:table-cell office:value-type="float" office:value="19.9969753425844" calcext:value-type="float">
            <text:p>19.996975342584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3.1759910583496" calcext:value-type="float">
            <text:p>-63.1759910583496</text:p>
          </table:table-cell>
        </table:table-row>
        <table:table-row table:style-name="ro1">
          <table:table-cell office:value-type="float" office:value="19.9796134168274" calcext:value-type="float">
            <text:p>19.979613416827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6.0879955291748" calcext:value-type="float">
            <text:p>-66.0879955291748</text:p>
          </table:table-cell>
        </table:table-row>
        <table:table-row table:style-name="ro1">
          <table:table-cell office:value-type="float" office:value="20.0694150965413" calcext:value-type="float">
            <text:p>20.0694150965413</text:p>
          </table:table-cell>
          <table:table-cell office:value-type="float" office:value="-8" calcext:value-type="float">
            <text:p>-8</text:p>
          </table:table-cell>
          <table:table-cell office:value-type="float" office:value="-69" calcext:value-type="float">
            <text:p>-69</text:p>
          </table:table-cell>
          <table:table-cell office:value-type="float" office:value="-67.5439977645874" calcext:value-type="float">
            <text:p>-67.5439977645874</text:p>
          </table:table-cell>
        </table:table-row>
        <table:table-row table:style-name="ro1">
          <table:table-cell office:value-type="float" office:value="19.9876261033158" calcext:value-type="float">
            <text:p>19.9876261033158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68.2719988822937" calcext:value-type="float">
            <text:p>-68.2719988822937</text:p>
          </table:table-cell>
        </table:table-row>
        <table:table-row table:style-name="ro1">
          <table:table-cell office:value-type="float" office:value="19.9861580146327" calcext:value-type="float">
            <text:p>19.9861580146327</text:p>
          </table:table-cell>
          <table:table-cell office:value-type="float" office:value="-69" calcext:value-type="float">
            <text:p>-69</text:p>
          </table:table-cell>
          <table:table-cell office:value-type="float" office:value="-56" calcext:value-type="float">
            <text:p>-56</text:p>
          </table:table-cell>
          <table:table-cell office:value-type="float" office:value="-61.1359994411469" calcext:value-type="float">
            <text:p>-61.1359994411469</text:p>
          </table:table-cell>
        </table:table-row>
        <table:table-row table:style-name="ro1">
          <table:table-cell office:value-type="float" office:value="19.9868106493303" calcext:value-type="float">
            <text:p>19.986810649330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58.5679997205734" calcext:value-type="float">
            <text:p>-58.5679997205734</text:p>
          </table:table-cell>
        </table:table-row>
        <table:table-row table:style-name="ro1">
          <table:table-cell office:value-type="float" office:value="19.989451209254" calcext:value-type="float">
            <text:p>19.98945120925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4.2839998602867" calcext:value-type="float">
            <text:p>-64.2839998602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9T17:32:17.525614037</dc:date>
    <meta:editing-duration>PT27S</meta:editing-duration>
    <meta:editing-cycles>1</meta:editing-cycles>
    <meta:document-statistic meta:table-count="2" meta:cell-count="84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18cm" svg:height="12.66cm" xlink:href=".." xlink:type="simple" chart:class="chart:line" chart:style-name="ch1">
        <chart:legend chart:legend-position="end" svg:x="24.514cm" svg:y="5.533cm" style:legend-expansion="high" chart:style-name="ch2"/>
        <chart:plot-area chart:style-name="ch3" table:cell-range-address="test.B1:test.D185" chart:data-source-has-labels="row" svg:x="0.532cm" svg:y="0.253cm" svg:width="23.45cm" svg:height="12.154cm">
          <chartooo:coordinate-region svg:x="1.259cm" svg:y="0.452cm" svg:width="22.723cm" svg:height="11.7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185" chart:label-cell-address="test.B1:test.B1" chart:class="chart:line">
            <chart:data-point chart:repeated="184"/>
          </chart:series>
          <chart:series chart:style-name="ch7" chart:values-cell-range-address="test.C2:test.C185" chart:label-cell-address="test.C1:test.C1" chart:class="chart:line">
            <chart:data-point chart:repeated="184"/>
          </chart:series>
          <chart:series chart:style-name="ch8" chart:values-cell-range-address="test.D2:test.D185" chart:label-cell-address="test.D1:test.D1" chart:class="chart:line">
            <chart:data-point chart:repeated="1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  <draw:g>
                  <svg:desc>test.B1:test.B1</svg:desc>
                </draw:g>
              </table:table-cell>
              <table:table-cell office:value-type="string">
                <text:p>median</text:p>
                <draw:g>
                  <svg:desc>test.C1:test.C1</svg:desc>
                </draw:g>
              </table:table-cell>
              <table:table-cell office:value-type="string">
                <text:p>low pass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8">
                <text:p>-68</text:p>
                <draw:g>
                  <svg:desc>test.B2:test.B185</svg:desc>
                </draw:g>
              </table:table-cell>
              <table:table-cell office:value-type="float" office:value="-10">
                <text:p>-10</text:p>
                <draw:g>
                  <svg:desc>test.C2:test.C185</svg:desc>
                </draw:g>
              </table:table-cell>
              <table:table-cell office:value-type="float" office:value="-54">
                <text:p>-54</text:p>
                <draw:g>
                  <svg:desc>test.D2:test.D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6">
                <text:p>-56</text:p>
              </table:table-cell>
              <table:table-cell office:value-type="float" office:value="-68">
                <text:p>-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60.25">
                <text:p>-6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8">
                <text:p>-68</text:p>
              </table:table-cell>
              <table:table-cell office:value-type="float" office:value="-57">
                <text:p>-57</text:p>
              </table:table-cell>
              <table:table-cell office:value-type="float" office:value="-56.625">
                <text:p>-56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6.8125">
                <text:p>-56.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.40625">
                <text:p>-62.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203125">
                <text:p>-65.20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2">
                <text:p>-42</text:p>
              </table:table-cell>
              <table:table-cell office:value-type="float" office:value="-65">
                <text:p>-65</text:p>
              </table:table-cell>
              <table:table-cell office:value-type="float" office:value="-66.6015625">
                <text:p>-66.60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65.80078125">
                <text:p>-65.800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4">
                <text:p>-54</text:p>
              </table:table-cell>
              <table:table-cell office:value-type="float" office:value="-68">
                <text:p>-68</text:p>
              </table:table-cell>
              <table:table-cell office:value-type="float" office:value="-60.400390625">
                <text:p>-60.4003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64.2001953125">
                <text:p>-64.2001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60009765625">
                <text:p>-59.6000976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52">
                <text:p>-52</text:p>
              </table:table-cell>
              <table:table-cell office:value-type="float" office:value="-63.800048828125">
                <text:p>-63.80004882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8">
                <text:p>-68</text:p>
              </table:table-cell>
              <table:table-cell office:value-type="float" office:value="-67">
                <text:p>-67</text:p>
              </table:table-cell>
              <table:table-cell office:value-type="float" office:value="-57.9000244140625">
                <text:p>-57.900024414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">
                <text:p>-63</text:p>
              </table:table-cell>
              <table:table-cell office:value-type="float" office:value="-67">
                <text:p>-67</text:p>
              </table:table-cell>
              <table:table-cell office:value-type="float" office:value="-62.4500122070313">
                <text:p>-62.4500122070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64.7250061035156">
                <text:p>-64.7250061035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8625030517578">
                <text:p>-59.862503051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9">
                <text:p>-59</text:p>
              </table:table-cell>
              <table:table-cell office:value-type="float" office:value="-67">
                <text:p>-67</text:p>
              </table:table-cell>
              <table:table-cell office:value-type="float" office:value="-63.9312515258789">
                <text:p>-63.931251525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65.4656257629395">
                <text:p>-65.4656257629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2328128814697">
                <text:p>-60.2328128814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4.1164064407349">
                <text:p>-64.1164064407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6.0582032203674">
                <text:p>-66.0582032203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">
                <text:p>-8</text:p>
              </table:table-cell>
              <table:table-cell office:value-type="float" office:value="-52">
                <text:p>-52</text:p>
              </table:table-cell>
              <table:table-cell office:value-type="float" office:value="-67.0291016101837">
                <text:p>-67.0291016101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59.5145508050919">
                <text:p>-59.5145508050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7.2572754025459">
                <text:p>-57.2572754025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">
                <text:p>-68</text:p>
              </table:table-cell>
              <table:table-cell office:value-type="float" office:value="-53">
                <text:p>-53</text:p>
              </table:table-cell>
              <table:table-cell office:value-type="float" office:value="-62.628637701273">
                <text:p>-62.628637701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7.8143188506365">
                <text:p>-57.8143188506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5">
                <text:p>-55</text:p>
              </table:table-cell>
              <table:table-cell office:value-type="float" office:value="-56">
                <text:p>-56</text:p>
              </table:table-cell>
              <table:table-cell office:value-type="float" office:value="-62.9071594253182">
                <text:p>-62.9071594253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4535797126591">
                <text:p>-59.4535797126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7">
                <text:p>-67</text:p>
              </table:table-cell>
              <table:table-cell office:value-type="float" office:value="-68">
                <text:p>-68</text:p>
              </table:table-cell>
              <table:table-cell office:value-type="float" office:value="-63.7267898563296">
                <text:p>-63.7267898563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-54">
                <text:p>-54</text:p>
              </table:table-cell>
              <table:table-cell office:value-type="float" office:value="-65.8633949281648">
                <text:p>-65.8633949281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9316974640824">
                <text:p>-59.9316974640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3.9658487320412">
                <text:p>-63.9658487320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  <table:table-cell office:value-type="float" office:value="-65.9829243660206">
                <text:p>-65.9829243660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2.4914621830103">
                <text:p>-52.4914621830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8">
                <text:p>-68</text:p>
              </table:table-cell>
              <table:table-cell office:value-type="float" office:value="-56">
                <text:p>-56</text:p>
              </table:table-cell>
              <table:table-cell office:value-type="float" office:value="-60.2457310915051">
                <text:p>-60.2457310915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8.1228655457526">
                <text:p>-58.1228655457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">
                <text:p>-9</text:p>
              </table:table-cell>
              <table:table-cell office:value-type="float" office:value="-68">
                <text:p>-68</text:p>
              </table:table-cell>
              <table:table-cell office:value-type="float" office:value="-63.0614327728763">
                <text:p>-63.0614327728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">
                <text:p>-8</text:p>
              </table:table-cell>
              <table:table-cell office:value-type="float" office:value="-55">
                <text:p>-55</text:p>
              </table:table-cell>
              <table:table-cell office:value-type="float" office:value="-65.5307163864381">
                <text:p>-65.5307163864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60.2653581932191">
                <text:p>-60.2653581932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63.6326790966095">
                <text:p>-63.6326790966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8.3163395483048">
                <text:p>-58.3163395483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68">
                <text:p>-68</text:p>
              </table:table-cell>
              <table:table-cell office:value-type="float" office:value="-63.1581697741524">
                <text:p>-63.1581697741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">
                <text:p>-10</text:p>
              </table:table-cell>
              <table:table-cell office:value-type="float" office:value="-54">
                <text:p>-54</text:p>
              </table:table-cell>
              <table:table-cell office:value-type="float" office:value="-65.5790848870762">
                <text:p>-65.5790848870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7895424435381">
                <text:p>-59.7895424435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0">
                <text:p>-40</text:p>
              </table:table-cell>
              <table:table-cell office:value-type="float" office:value="-67">
                <text:p>-67</text:p>
              </table:table-cell>
              <table:table-cell office:value-type="float" office:value="-63.894771221769">
                <text:p>-63.8947712217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4473856108845">
                <text:p>-65.44738561088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6.7236928054423">
                <text:p>-66.7236928054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7">
                <text:p>-67</text:p>
              </table:table-cell>
              <table:table-cell office:value-type="float" office:value="-53">
                <text:p>-53</text:p>
              </table:table-cell>
              <table:table-cell office:value-type="float" office:value="-67.3618464027211">
                <text:p>-67.36184640272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60.1809232013606">
                <text:p>-60.1809232013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3.5904616006803">
                <text:p>-63.59046160068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.7952308003401">
                <text:p>-62.7952308003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">
                <text:p>-8</text:p>
              </table:table-cell>
              <table:table-cell office:value-type="float" office:value="-68">
                <text:p>-68</text:p>
              </table:table-cell>
              <table:table-cell office:value-type="float" office:value="-65.3976154001701">
                <text:p>-65.3976154001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9">
                <text:p>-69</text:p>
              </table:table-cell>
              <table:table-cell office:value-type="float" office:value="-9">
                <text:p>-9</text:p>
              </table:table-cell>
              <table:table-cell office:value-type="float" office:value="-66.698807700085">
                <text:p>-66.698807700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8">
                <text:p>-58</text:p>
              </table:table-cell>
              <table:table-cell office:value-type="float" office:value="-68">
                <text:p>-68</text:p>
              </table:table-cell>
              <table:table-cell office:value-type="float" office:value="-37.8494038500425">
                <text:p>-37.84940385004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8">
                <text:p>-68</text:p>
              </table:table-cell>
              <table:table-cell office:value-type="float" office:value="-60">
                <text:p>-60</text:p>
              </table:table-cell>
              <table:table-cell office:value-type="float" office:value="-52.9247019250213">
                <text:p>-52.9247019250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6.4623509625106">
                <text:p>-56.4623509625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-62.2311754812553">
                <text:p>-62.2311754812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8">
                <text:p>-68</text:p>
              </table:table-cell>
              <table:table-cell office:value-type="float" office:value="-54">
                <text:p>-54</text:p>
              </table:table-cell>
              <table:table-cell office:value-type="float" office:value="-35.6155877406277">
                <text:p>-35.6155877406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-68">
                <text:p>-68</text:p>
              </table:table-cell>
              <table:table-cell office:value-type="float" office:value="-44.8077938703138">
                <text:p>-44.8077938703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6.4038969351569">
                <text:p>-56.4038969351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.2019484675785">
                <text:p>-62.2019484675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5">
                <text:p>-55</text:p>
              </table:table-cell>
              <table:table-cell office:value-type="float" office:value="-68">
                <text:p>-68</text:p>
              </table:table-cell>
              <table:table-cell office:value-type="float" office:value="-65.1009742337892">
                <text:p>-65.1009742337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">
                <text:p>-9</text:p>
              </table:table-cell>
              <table:table-cell office:value-type="float" office:value="-53">
                <text:p>-53</text:p>
              </table:table-cell>
              <table:table-cell office:value-type="float" office:value="-66.5504871168946">
                <text:p>-66.55048711689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7752435584473">
                <text:p>-59.7752435584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-59">
                <text:p>-59</text:p>
              </table:table-cell>
              <table:table-cell office:value-type="float" office:value="-63.8876217792237">
                <text:p>-63.8876217792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1.4438108896118">
                <text:p>-61.4438108896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4.7219054448059">
                <text:p>-64.7219054448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66.360952722403">
                <text:p>-66.360952722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1804763612015">
                <text:p>-60.1804763612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">
                <text:p>-9</text:p>
              </table:table-cell>
              <table:table-cell office:value-type="float" office:value="-55">
                <text:p>-55</text:p>
              </table:table-cell>
              <table:table-cell office:value-type="float" office:value="-64.0902381806007">
                <text:p>-64.09023818060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5451190903004">
                <text:p>-59.5451190903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3.7725595451502">
                <text:p>-63.77255954515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8862797725751">
                <text:p>-65.8862797725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8">
                <text:p>-68</text:p>
              </table:table-cell>
              <table:table-cell office:value-type="float" office:value="-54">
                <text:p>-54</text:p>
              </table:table-cell>
              <table:table-cell office:value-type="float" office:value="-66.9431398862876">
                <text:p>-66.9431398862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4715699431438">
                <text:p>-60.47156994314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4.2357849715719">
                <text:p>-64.23578497157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6.1178924857859">
                <text:p>-66.1178924857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67.058946242893">
                <text:p>-67.058946242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">
                <text:p>-8</text:p>
              </table:table-cell>
              <table:table-cell office:value-type="float" office:value="-22">
                <text:p>-22</text:p>
              </table:table-cell>
              <table:table-cell office:value-type="float" office:value="-60.5294731214465">
                <text:p>-60.5294731214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41.2647365607232">
                <text:p>-41.2647365607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8">
                <text:p>-68</text:p>
              </table:table-cell>
              <table:table-cell office:value-type="float" office:value="-54">
                <text:p>-54</text:p>
              </table:table-cell>
              <table:table-cell office:value-type="float" office:value="-54.6323682803616">
                <text:p>-54.6323682803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4.3161841401808">
                <text:p>-54.3161841401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6">
                <text:p>-56</text:p>
              </table:table-cell>
              <table:table-cell office:value-type="float" office:value="-68">
                <text:p>-68</text:p>
              </table:table-cell>
              <table:table-cell office:value-type="float" office:value="-61.1580920700904">
                <text:p>-61.15809207009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8">
                <text:p>-68</text:p>
              </table:table-cell>
              <table:table-cell office:value-type="float" office:value="-18">
                <text:p>-18</text:p>
              </table:table-cell>
              <table:table-cell office:value-type="float" office:value="-64.5790460350452">
                <text:p>-64.5790460350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9">
                <text:p>-39</text:p>
              </table:table-cell>
              <table:table-cell office:value-type="float" office:value="-68">
                <text:p>-68</text:p>
              </table:table-cell>
              <table:table-cell office:value-type="float" office:value="-41.2895230175226">
                <text:p>-41.2895230175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4.6447615087613">
                <text:p>-54.64476150876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1.3223807543807">
                <text:p>-61.32238075438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64.6611903771903">
                <text:p>-64.6611903771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8.8305951885952">
                <text:p>-58.8305951885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4">
                <text:p>-54</text:p>
              </table:table-cell>
              <table:table-cell office:value-type="float" office:value="-68">
                <text:p>-68</text:p>
              </table:table-cell>
              <table:table-cell office:value-type="float" office:value="-63.4152975942976">
                <text:p>-63.41529759429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7076487971488">
                <text:p>-65.7076487971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6.8538243985744">
                <text:p>-66.85382439857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">
                <text:p>-10</text:p>
              </table:table-cell>
              <table:table-cell office:value-type="float" office:value="-68">
                <text:p>-68</text:p>
              </table:table-cell>
              <table:table-cell office:value-type="float" office:value="-67.4269121992872">
                <text:p>-67.4269121992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67.7134560996436">
                <text:p>-67.7134560996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61.3567280498218">
                <text:p>-61.35672804982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4">
                <text:p>-54</text:p>
              </table:table-cell>
              <table:table-cell office:value-type="float" office:value="-68">
                <text:p>-68</text:p>
              </table:table-cell>
              <table:table-cell office:value-type="float" office:value="-58.1783640249109">
                <text:p>-58.1783640249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3.0891820124555">
                <text:p>-63.08918201245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5445910062277">
                <text:p>-65.54459100622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">
                <text:p>-8</text:p>
              </table:table-cell>
              <table:table-cell office:value-type="float" office:value="-55">
                <text:p>-55</text:p>
              </table:table-cell>
              <table:table-cell office:value-type="float" office:value="-66.7722955031139">
                <text:p>-66.77229550311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8">
                <text:p>-68</text:p>
              </table:table-cell>
              <table:table-cell office:value-type="float" office:value="-56">
                <text:p>-56</text:p>
              </table:table-cell>
              <table:table-cell office:value-type="float" office:value="-60.8861477515569">
                <text:p>-60.88614775155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3">
                <text:p>-63</text:p>
              </table:table-cell>
              <table:table-cell office:value-type="float" office:value="-68">
                <text:p>-68</text:p>
              </table:table-cell>
              <table:table-cell office:value-type="float" office:value="-58.4430738757785">
                <text:p>-58.4430738757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3.2215369378892">
                <text:p>-63.22153693788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6107684689446">
                <text:p>-65.6107684689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">
                <text:p>-7</text:p>
              </table:table-cell>
              <table:table-cell office:value-type="float" office:value="-53">
                <text:p>-53</text:p>
              </table:table-cell>
              <table:table-cell office:value-type="float" office:value="-66.8053842344723">
                <text:p>-66.80538423447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8">
                <text:p>-68</text:p>
              </table:table-cell>
              <table:table-cell office:value-type="float" office:value="-56">
                <text:p>-56</text:p>
              </table:table-cell>
              <table:table-cell office:value-type="float" office:value="-59.9026921172362">
                <text:p>-59.90269211723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7">
                <text:p>-57</text:p>
              </table:table-cell>
              <table:table-cell office:value-type="float" office:value="-68">
                <text:p>-68</text:p>
              </table:table-cell>
              <table:table-cell office:value-type="float" office:value="-57.9513460586181">
                <text:p>-57.95134605861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.975673029309">
                <text:p>-62.9756730293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4878365146545">
                <text:p>-65.4878365146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">
                <text:p>-8</text:p>
              </table:table-cell>
              <table:table-cell office:value-type="float" office:value="-59">
                <text:p>-59</text:p>
              </table:table-cell>
              <table:table-cell office:value-type="float" office:value="-66.7439182573273">
                <text:p>-66.74391825732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.8719591286636">
                <text:p>-62.87195912866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3">
                <text:p>-53</text:p>
              </table:table-cell>
              <table:table-cell office:value-type="float" office:value="-67">
                <text:p>-67</text:p>
              </table:table-cell>
              <table:table-cell office:value-type="float" office:value="-65.4359795643318">
                <text:p>-65.4359795643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-66.2179897821659">
                <text:p>-66.21798978216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3">
                <text:p>-53</text:p>
              </table:table-cell>
              <table:table-cell office:value-type="float" office:value="-68">
                <text:p>-68</text:p>
              </table:table-cell>
              <table:table-cell office:value-type="float" office:value="-66.608994891083">
                <text:p>-66.608994891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7">
                <text:p>-67</text:p>
              </table:table-cell>
              <table:table-cell office:value-type="float" office:value="-53">
                <text:p>-53</text:p>
              </table:table-cell>
              <table:table-cell office:value-type="float" office:value="-67.3044974455415">
                <text:p>-67.30449744554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1522487227707">
                <text:p>-60.15224872277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">
                <text:p>-8</text:p>
              </table:table-cell>
              <table:table-cell office:value-type="float" office:value="-57">
                <text:p>-57</text:p>
              </table:table-cell>
              <table:table-cell office:value-type="float" office:value="-64.0761243613854">
                <text:p>-64.07612436138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5380621806927">
                <text:p>-60.53806218069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4.2690310903464">
                <text:p>-64.2690310903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">
                <text:p>-6</text:p>
              </table:table-cell>
              <table:table-cell office:value-type="float" office:value="-54">
                <text:p>-54</text:p>
              </table:table-cell>
              <table:table-cell office:value-type="float" office:value="-66.1345155451732">
                <text:p>-66.13451554517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0672577725866">
                <text:p>-60.06725777258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">
                <text:p>-8</text:p>
              </table:table-cell>
              <table:table-cell office:value-type="float" office:value="-68">
                <text:p>-68</text:p>
              </table:table-cell>
              <table:table-cell office:value-type="float" office:value="-64.0336288862933">
                <text:p>-64.03362888629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6.0168144431466">
                <text:p>-66.0168144431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7.0084072215733">
                <text:p>-67.00840722157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67.5042036107867">
                <text:p>-67.5042036107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8">
                <text:p>-68</text:p>
              </table:table-cell>
              <table:table-cell office:value-type="float" office:value="-53">
                <text:p>-53</text:p>
              </table:table-cell>
              <table:table-cell office:value-type="float" office:value="-60.2521018053933">
                <text:p>-60.2521018053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6.6260509026967">
                <text:p>-56.62605090269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8">
                <text:p>-68</text:p>
              </table:table-cell>
              <table:table-cell office:value-type="float" office:value="-56">
                <text:p>-56</text:p>
              </table:table-cell>
              <table:table-cell office:value-type="float" office:value="-62.3130254513483">
                <text:p>-62.313025451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1565127256742">
                <text:p>-59.156512725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3">
                <text:p>-53</text:p>
              </table:table-cell>
              <table:table-cell office:value-type="float" office:value="-68">
                <text:p>-68</text:p>
              </table:table-cell>
              <table:table-cell office:value-type="float" office:value="-63.5782563628371">
                <text:p>-63.57825636283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55">
                <text:p>-55</text:p>
              </table:table-cell>
              <table:table-cell office:value-type="float" office:value="-54">
                <text:p>-54</text:p>
              </table:table-cell>
              <table:table-cell office:value-type="float" office:value="-65.7891281814185">
                <text:p>-65.78912818141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8945640907093">
                <text:p>-59.89456409070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-63.9472820453546">
                <text:p>-63.94728204535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4.4736410226773">
                <text:p>-64.47364102267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9">
                <text:p>-19</text:p>
              </table:table-cell>
              <table:table-cell office:value-type="float" office:value="-68">
                <text:p>-68</text:p>
              </table:table-cell>
              <table:table-cell office:value-type="float" office:value="-66.2368205113387">
                <text:p>-66.23682051133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7.1184102556693">
                <text:p>-67.11841025566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6">
                <text:p>-56</text:p>
              </table:table-cell>
              <table:table-cell office:value-type="float" office:value="-67">
                <text:p>-67</text:p>
              </table:table-cell>
              <table:table-cell office:value-type="float" office:value="-67.5592051278347">
                <text:p>-67.55920512783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7.2796025639173">
                <text:p>-67.27960256391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7.6398012819587">
                <text:p>-67.63980128195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">
                <text:p>-9</text:p>
              </table:table-cell>
              <table:table-cell office:value-type="float" office:value="-68">
                <text:p>-68</text:p>
              </table:table-cell>
              <table:table-cell office:value-type="float" office:value="-67.8199006409793">
                <text:p>-67.81990064097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8">
                <text:p>-68</text:p>
              </table:table-cell>
              <table:table-cell office:value-type="float" office:value="-54">
                <text:p>-54</text:p>
              </table:table-cell>
              <table:table-cell office:value-type="float" office:value="-67.9099503204897">
                <text:p>-67.9099503204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">
                <text:p>-8</text:p>
              </table:table-cell>
              <table:table-cell office:value-type="float" office:value="-53">
                <text:p>-53</text:p>
              </table:table-cell>
              <table:table-cell office:value-type="float" office:value="-60.9549751602448">
                <text:p>-60.9549751602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6.9774875801224">
                <text:p>-56.97748758012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.4887437900612">
                <text:p>-62.48874379006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65.2443718950306">
                <text:p>-65.2443718950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8">
                <text:p>-68</text:p>
              </table:table-cell>
              <table:table-cell office:value-type="float" office:value="-66">
                <text:p>-66</text:p>
              </table:table-cell>
              <table:table-cell office:value-type="float" office:value="-59.6221859475153">
                <text:p>-59.6221859475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.8110929737577">
                <text:p>-62.81109297375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4055464868788">
                <text:p>-65.40554648687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6.7027732434394">
                <text:p>-66.7027732434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4">
                <text:p>-54</text:p>
              </table:table-cell>
              <table:table-cell office:value-type="float" office:value="-56">
                <text:p>-56</text:p>
              </table:table-cell>
              <table:table-cell office:value-type="float" office:value="-67.3513866217197">
                <text:p>-67.35138662171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61.6756933108599">
                <text:p>-61.67569331085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6">
                <text:p>-56</text:p>
              </table:table-cell>
              <table:table-cell office:value-type="float" office:value="-68">
                <text:p>-68</text:p>
              </table:table-cell>
              <table:table-cell office:value-type="float" office:value="-58.3378466554299">
                <text:p>-58.3378466554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3.168923327715">
                <text:p>-63.1689233277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5.5844616638575">
                <text:p>-65.58446166385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">
                <text:p>-8</text:p>
              </table:table-cell>
              <table:table-cell office:value-type="float" office:value="-54">
                <text:p>-54</text:p>
              </table:table-cell>
              <table:table-cell office:value-type="float" office:value="-66.7922308319288">
                <text:p>-66.79223083192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8">
                <text:p>-68</text:p>
              </table:table-cell>
              <table:table-cell office:value-type="float" office:value="-54">
                <text:p>-54</text:p>
              </table:table-cell>
              <table:table-cell office:value-type="float" office:value="-60.3961154159644">
                <text:p>-60.3961154159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7.1980577079822">
                <text:p>-57.19805770798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8">
                <text:p>-68</text:p>
              </table:table-cell>
              <table:table-cell office:value-type="float" office:value="-53">
                <text:p>-53</text:p>
              </table:table-cell>
              <table:table-cell office:value-type="float" office:value="-62.5990288539911">
                <text:p>-62.59902885399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7.7995144269955">
                <text:p>-57.79951442699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">
                <text:p>-7</text:p>
              </table:table-cell>
              <table:table-cell office:value-type="float" office:value="-68">
                <text:p>-68</text:p>
              </table:table-cell>
              <table:table-cell office:value-type="float" office:value="-62.8997572134978">
                <text:p>-62.89975721349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-65.4498786067489">
                <text:p>-65.44987860674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38.2249393033744">
                <text:p>-38.22493930337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53.1124696516872">
                <text:p>-53.1124696516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30.5562348258436">
                <text:p>-30.55623482584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49.2781174129218">
                <text:p>-49.2781174129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-58.6390587064609">
                <text:p>-58.63905870646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34.3195293532305">
                <text:p>-34.31952935323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3">
                <text:p>-53</text:p>
              </table:table-cell>
              <table:table-cell office:value-type="float" office:value="-68">
                <text:p>-68</text:p>
              </table:table-cell>
              <table:table-cell office:value-type="float" office:value="-51.1597646766152">
                <text:p>-51.1597646766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5798823383076">
                <text:p>-59.5798823383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3.7899411691538">
                <text:p>-63.7899411691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8">
                <text:p>-68</text:p>
              </table:table-cell>
              <table:table-cell office:value-type="float" office:value="-54">
                <text:p>-54</text:p>
              </table:table-cell>
              <table:table-cell office:value-type="float" office:value="-65.8949705845769">
                <text:p>-65.8949705845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9474852922885">
                <text:p>-59.9474852922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8">
                <text:p>-68</text:p>
              </table:table-cell>
              <table:table-cell office:value-type="float" office:value="-55">
                <text:p>-55</text:p>
              </table:table-cell>
              <table:table-cell office:value-type="float" office:value="-63.9737426461442">
                <text:p>-63.97374264614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59.4868713230721">
                <text:p>-59.48687132307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5">
                <text:p>-55</text:p>
              </table:table-cell>
              <table:table-cell office:value-type="float" office:value="-68">
                <text:p>-68</text:p>
              </table:table-cell>
              <table:table-cell office:value-type="float" office:value="-63.7434356615361">
                <text:p>-63.7434356615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8">
                <text:p>-58</text:p>
              </table:table-cell>
              <table:table-cell office:value-type="float" office:value="-55">
                <text:p>-55</text:p>
              </table:table-cell>
              <table:table-cell office:value-type="float" office:value="-65.871717830768">
                <text:p>-65.8717178307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435858915384">
                <text:p>-60.435858915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68">
                <text:p>-68</text:p>
              </table:table-cell>
              <table:table-cell office:value-type="float" office:value="-57">
                <text:p>-57</text:p>
              </table:table-cell>
              <table:table-cell office:value-type="float" office:value="-64.217929457692">
                <text:p>-64.2179294576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608964728846">
                <text:p>-60.6089647288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4.304482364423">
                <text:p>-64.3044823644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8">
                <text:p>-58</text:p>
              </table:table-cell>
              <table:table-cell office:value-type="float" office:value="-54">
                <text:p>-54</text:p>
              </table:table-cell>
              <table:table-cell office:value-type="float" office:value="-66.1522411822115">
                <text:p>-66.15224118221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0.0761205911058">
                <text:p>-60.0761205911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